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0.903cm"/>
    </style:style>
    <style:style style:name="co4" style:family="table-column">
      <style:table-column-properties fo:break-before="auto" style:column-width="17.159cm"/>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table table:name="3.3" table:style-name="ta1">
        <table:table-column table:style-name="co3" table:number-columns-repeated="10" table:default-cell-style-name="Default"/>
        <table:table-column table:style-name="co2" table:default-cell-style-name="Default"/>
        <table:table-column table:style-name="co4" table:default-cell-style-name="Default"/>
        <table:table-column table:style-name="co2" table:number-columns-repeated="3" table:default-cell-style-name="Default"/>
        <table:table-row table:style-name="ro2">
          <table:table-cell office:value-type="string" calcext:value-type="string">
            <text:p>3.3 New Features and Fixes</text:p>
          </table:table-cell>
          <table:table-cell table:number-columns-repeated="14"/>
        </table:table-row>
        <table:table-row table:style-name="ro2">
          <table:table-cell office:value-type="string" calcext:value-type="string">
            <text:p>General Features</text:p>
          </table:table-cell>
          <table:table-cell office:value-type="string" calcext:value-type="string">
            <text:p>Writer Features and Fixes</text:p>
          </table:table-cell>
          <table:table-cell office:value-type="string" calcext:value-type="string">
            <text:p>Calc Features and Fixes</text:p>
          </table:table-cell>
          <table:table-cell office:value-type="string" calcext:value-type="string">
            <text:p>Improved ergonomics:</text:p>
          </table:table-cell>
          <table:table-cell office:value-type="string" calcext:value-type="string">
            <text:p>Impress/Draw Features and Fixes</text:p>
          </table:table-cell>
          <table:table-cell office:value-type="string" calcext:value-type="string">
            <text:p>Math Features and Fixes</text:p>
          </table:table-cell>
          <table:table-cell office:value-type="string" calcext:value-type="string">
            <text:p>Base Features and Fixes</text:p>
          </table:table-cell>
          <table:table-cell office:value-type="string" calcext:value-type="string">
            <text:p>Productivity Enhancements</text:p>
          </table:table-cell>
          <table:table-cell office:value-type="string" calcext:value-type="string">
            <text:p>Developer Features and Extensibility</text:p>
          </table:table-cell>
          <table:table-cell office:value-type="string" calcext:value-type="string">
            <text:p>Internationalization</text:p>
          </table:table-cell>
          <table:table-cell table:number-columns-repeated="2"/>
          <table:table-cell office:value-type="string" calcext:value-type="string">
            <text:p>Version</text:p>
          </table:table-cell>
          <table:table-cell office:value-type="string" calcext:value-type="string">
            <text:p>Unique</text:p>
          </table:table-cell>
          <table:table-cell office:value-type="string" calcext:value-type="string">
            <text:p>4Overview</text:p>
          </table:table-cell>
        </table:table-row>
        <table:table-row table:style-name="ro2">
          <table:table-cell table:number-columns-repeated="15"/>
        </table:table-row>
        <table:table-row table:style-name="ro2">
          <table:table-cell office:value-type="string" calcext:value-type="string">
            <text:p>x</text:p>
          </table:table-cell>
          <table:table-cell table:number-columns-repeated="10"/>
          <table:table-cell office:value-type="string" calcext:value-type="string">
            <text:p>Load and Save ODF documents in flat XML to make external XSLT processing easier*</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Make license information accessible via the Help menu*</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Made on-line Help available on-line, via the WikiHelp*</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Added "Experimental" mode, to allow users to test out as-yet-unfinished features*</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Bundled Linux "Libertine G" and Linux "Biolinum G" fonts</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Added the LibreColors to the palette*</text:p>
          </table:table-cell>
          <table:table-cell office:value-type="string" calcext:value-type="string">
            <text:p>3.3</text:p>
          </table:table-cell>
          <table:table-cell table:number-columns-repeated="2"/>
        </table:table-row>
        <table:table-row table:style-name="ro2">
          <table:table-cell office:value-type="string" calcext:value-type="string">
            <text:p>x</text:p>
          </table:table-cell>
          <table:table-cell table:number-columns-repeated="10"/>
          <table:table-cell office:value-type="string" calcext:value-type="string">
            <text:p>Implement import of alpha channel for RGBA .tiffs</text:p>
          </table:table-cell>
          <table:table-cell office:value-type="string" calcext:value-type="string">
            <text:p>3.3</text:p>
          </table:table-cell>
          <table:table-cell table:number-columns-repeated="2"/>
        </table:table-row>
        <table:table-row table:style-name="ro2">
          <table:table-cell office:value-type="string" calcext:value-type="string">
            <text:p>x</text:p>
          </table:table-cell>
          <table:table-cell table:number-columns-repeated="10"/>
          <table:table-cell office:value-type="string" calcext:value-type="string">
            <text:p>Show all appropiate formats by default on "Save As"</text:p>
          </table:table-cell>
          <table:table-cell office:value-type="string" calcext:value-type="string">
            <text:p>3.3</text:p>
          </table:table-cell>
          <table:table-cell table:number-columns-repeated="2"/>
        </table:table-row>
        <table:table-row table:style-name="ro2">
          <table:table-cell office:value-type="string" calcext:value-type="string">
            <text:p>x</text:p>
          </table:table-cell>
          <table:table-cell table:number-columns-repeated="10"/>
          <table:table-cell office:value-type="string" calcext:value-type="string">
            <text:p>Add option to enable saving of documents with non-visible changes</text:p>
          </table:table-cell>
          <table:table-cell office:value-type="string" calcext:value-type="string">
            <text:p>3.3</text:p>
          </table:table-cell>
          <table:table-cell table:number-columns-repeated="2"/>
        </table:table-row>
        <table:table-row table:style-name="ro2">
          <table:table-cell office:value-type="string" calcext:value-type="string">
            <text:p>x</text:p>
          </table:table-cell>
          <table:table-cell table:number-columns-repeated="10"/>
          <table:table-cell office:value-type="string" calcext:value-type="string">
            <text:p>Added Quickstarter for Unix builds (enabled only in distro builds)*</text:p>
          </table:table-cell>
          <table:table-cell office:value-type="string" calcext:value-type="string">
            <text:p>3.3</text:p>
          </table:table-cell>
          <table:table-cell office:value-type="string" calcext:value-type="string">
            <text:p>Y</text:p>
          </table:table-cell>
          <table:table-cell/>
        </table:table-row>
        <table:table-row table:style-name="ro2">
          <table:table-cell office:value-type="string" calcext:value-type="string">
            <text:p>x</text:p>
          </table:table-cell>
          <table:table-cell table:number-columns-repeated="10"/>
          <table:table-cell office:value-type="string" calcext:value-type="string">
            <text:p>Fix synthetic small caps resizing factor to improve look and interoperability*</text:p>
          </table:table-cell>
          <table:table-cell office:value-type="string" calcext:value-type="string">
            <text:p>3.3</text:p>
          </table:table-cell>
          <table:table-cell office:value-type="string" calcext:value-type="string">
            <text:p>Y</text:p>
          </table:table-cell>
          <table:table-cell/>
        </table:table-row>
        <table:table-row table:style-name="ro2" table:number-rows-repeated="3">
          <table:table-cell table:number-columns-repeated="15"/>
        </table:table-row>
        <table:table-row table:style-name="ro2">
          <table:table-cell/>
          <table:table-cell office:value-type="string" calcext:value-type="string">
            <text:p>x</text:p>
          </table:table-cell>
          <table:table-cell table:number-columns-repeated="9"/>
          <table:table-cell office:value-type="string" calcext:value-type="string">
            <text:p>New easy-to-use dialog box for creating and managing title pages*</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Lotus Word Pro import filter*</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SVG import into Writer*</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Vastly improved RTF export fixing many critical data-loss bugs</text:p>
          </table:table-cell>
          <table:table-cell office:value-type="string" calcext:value-type="string">
            <text:p>3.3</text:p>
          </table:table-cell>
          <table:table-cell table:number-columns-repeated="2"/>
        </table:table-row>
        <table:table-row table:style-name="ro2">
          <table:table-cell/>
          <table:table-cell office:value-type="string" calcext:value-type="string">
            <text:p>x</text:p>
          </table:table-cell>
          <table:table-cell table:number-columns-repeated="9"/>
          <table:table-cell office:value-type="string" calcext:value-type="string">
            <text:p>AutoCorrections match case of the words that AutoCorrect replaces*</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Ability to turn off number recognition in Writer</text:p>
          </table:table-cell>
          <table:table-cell office:value-type="string" calcext:value-type="string">
            <text:p>3.3</text:p>
          </table:table-cell>
          <table:table-cell table:number-columns-repeated="2"/>
        </table:table-row>
        <table:table-row table:style-name="ro2">
          <table:table-cell/>
          <table:table-cell office:value-type="string" calcext:value-type="string">
            <text:p>x</text:p>
          </table:table-cell>
          <table:table-cell table:number-columns-repeated="9"/>
          <table:table-cell office:value-type="string" calcext:value-type="string">
            <text:p>Import of MS Works documents*</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Navigator lets you unfold one heading as usual in a tree view*</text:p>
          </table:table-cell>
          <table:table-cell office:value-type="string" calcext:value-type="string">
            <text:p>3.3</text:p>
          </table:table-cell>
          <table:table-cell office:value-type="string" calcext:value-type="string">
            <text:p>Y</text:p>
          </table:table-cell>
          <table:table-cell/>
        </table:table-row>
        <table:table-row table:style-name="ro2">
          <table:table-cell/>
          <table:table-cell office:value-type="string" calcext:value-type="string">
            <text:p>x</text:p>
          </table:table-cell>
          <table:table-cell table:number-columns-repeated="9"/>
          <table:table-cell office:value-type="string" calcext:value-type="string">
            <text:p>Many Wordperfect import improvements*</text:p>
          </table:table-cell>
          <table:table-cell office:value-type="string" calcext:value-type="string">
            <text:p>3.3</text:p>
          </table:table-cell>
          <table:table-cell office:value-type="string" calcext:value-type="string">
            <text:p>Y</text:p>
          </table:table-cell>
          <table:table-cell/>
        </table:table-row>
        <table:table-row table:style-name="ro2" table:number-rows-repeated="3">
          <table:table-cell table:number-columns-repeated="15"/>
        </table:table-row>
        <table:table-row table:style-name="ro2">
          <table:table-cell table:number-columns-repeated="2"/>
          <table:table-cell office:value-type="string" calcext:value-type="string">
            <text:p>x</text:p>
          </table:table-cell>
          <table:table-cell table:number-columns-repeated="8"/>
          <table:table-cell office:value-type="string" calcext:value-type="string">
            <text:p>More-familiar default key bindings*</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2"/>
          <table:table-cell office:value-type="string" calcext:value-type="string">
            <text:p>x</text:p>
          </table:table-cell>
          <table:table-cell table:number-columns-repeated="8"/>
          <table:table-cell office:value-type="string" calcext:value-type="string">
            <text:p>Tab during auto-complete commits current selection and moves to the next cell</text:p>
          </table:table-cell>
          <table:table-cell office:value-type="string" calcext:value-type="string">
            <text:p>3.3</text:p>
          </table:table-cell>
          <table:table-cell table:number-columns-repeated="2"/>
        </table:table-row>
        <table:table-row table:style-name="ro2">
          <table:table-cell table:number-columns-repeated="2"/>
          <table:table-cell office:value-type="string" calcext:value-type="string">
            <text:p>x</text:p>
          </table:table-cell>
          <table:table-cell table:number-columns-repeated="8"/>
          <table:table-cell office:value-type="string" calcext:value-type="string">
            <text:p>Jumping to and from references in formula cells via Ctrl-[ and Ctrl-]</text:p>
          </table:table-cell>
          <table:table-cell office:value-type="string" calcext:value-type="string">
            <text:p>3.3</text:p>
          </table:table-cell>
          <table:table-cell table:number-columns-repeated="2"/>
        </table:table-row>
        <table:table-row table:style-name="ro2">
          <table:table-cell table:number-columns-repeated="2"/>
          <table:table-cell office:value-type="string" calcext:value-type="string">
            <text:p>x</text:p>
          </table:table-cell>
          <table:table-cell table:number-columns-repeated="8"/>
          <table:table-cell office:value-type="string" calcext:value-type="string">
            <text:p>Use Ctrl-Shift-D to launch selection list in LibreOffice</text:p>
          </table:table-cell>
          <table:table-cell office:value-type="string" calcext:value-type="string">
            <text:p>3.3</text:p>
          </table:table-cell>
          <table:table-cell table:number-columns-repeated="2"/>
        </table:table-row>
        <table:table-row table:style-name="ro2">
          <table:table-cell table:number-columns-repeated="2"/>
          <table:table-cell office:value-type="string" calcext:value-type="string">
            <text:p>x</text:p>
          </table:table-cell>
          <table:table-cell table:number-columns-repeated="8"/>
          <table:table-cell office:value-type="string" calcext:value-type="string">
            <text:p>New "Compatibility" options page to configure UI interactions*</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15"/>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Tolbar icon for toggling sheet grids in Calc</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Support for 3 different formula syntaxes: Calc A1, Excel A1 and Excel R1C1*</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Find and replace skips those cells that are filtered out, avoiding unexpected changes to data that you cannot see*</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Copying a range highlights the range being copied. It also allows you to paste it by hitting Enter key. Hitting Esc removes the range highlight*</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Cell cursor stays at the original cell during range selection</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New, more compatible border types (dotted / dashed borders)*</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Faster Excel, DBF and ODS import*</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Improved Excel interoperability</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Possibility to use English formula names in other locales</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Distributed alignment - allows one to specify 'distributed' horizontal alignment and 'justified' and 'distributed' vertical alignments within cells. This is most useful in CJK locales</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Configurable argument and array separators in formula expressions</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External reference works within OFFSET function</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Protecting sheet provides two additional sheet protection options, to optionally limit cursor placement in protected and unprotected areas</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Automatic decimals digits for "General" format in Calc</text:p>
          </table:table-cell>
          <table:table-cell office:value-type="string" calcext:value-type="string">
            <text:p>3.3</text:p>
          </table:table-cell>
          <table:table-cell table:number-columns-repeated="2"/>
        </table:table-row>
        <table:table-row table:style-name="ro2">
          <table:table-cell table:number-columns-repeated="3"/>
          <table:table-cell office:value-type="string" calcext:value-type="string">
            <text:p>x</text:p>
          </table:table-cell>
          <table:table-cell table:number-columns-repeated="7"/>
          <table:table-cell office:value-type="string" calcext:value-type="string">
            <text:p>New options for CSV (Comma-Separated Value) importation in Calc</text:p>
          </table:table-cell>
          <table:table-cell office:value-type="string" calcext:value-type="string">
            <text:p>3.3</text:p>
          </table:table-cell>
          <table:table-cell table:number-columns-repeated="2"/>
        </table:table-row>
        <table:table-row table:style-name="ro2" table:number-rows-repeated="3">
          <table:table-cell table:number-columns-repeated="15"/>
        </table:table-row>
        <table:table-row table:style-name="ro2">
          <table:table-cell table:number-columns-repeated="4"/>
          <table:table-cell office:value-type="string" calcext:value-type="string">
            <text:p>x</text:p>
          </table:table-cell>
          <table:table-cell table:number-columns-repeated="6"/>
          <table:table-cell office:value-type="string" calcext:value-type="string">
            <text:p>PPTX chart import feature</text:p>
          </table:table-cell>
          <table:table-cell office:value-type="string" calcext:value-type="string">
            <text:p>3.3</text:p>
          </table:table-cell>
          <table:table-cell table:number-columns-repeated="2"/>
        </table:table-row>
        <table:table-row table:style-name="ro2">
          <table:table-cell table:number-columns-repeated="4"/>
          <table:table-cell office:value-type="string" calcext:value-type="string">
            <text:p>x</text:p>
          </table:table-cell>
          <table:table-cell table:number-columns-repeated="6"/>
          <table:table-cell office:value-type="string" calcext:value-type="string">
            <text:p>Bundled* Presenter Console extension, and made it default to the laptop's screen instead of the projector under Linux</text:p>
          </table:table-cell>
          <table:table-cell office:value-type="string" calcext:value-type="string">
            <text:p>3.3</text:p>
          </table:table-cell>
          <table:table-cell table:number-columns-repeated="2"/>
        </table:table-row>
        <table:table-row table:style-name="ro2">
          <table:table-cell table:number-columns-repeated="4"/>
          <table:table-cell office:value-type="string" calcext:value-type="string">
            <text:p>x</text:p>
          </table:table-cell>
          <table:table-cell table:number-columns-repeated="6"/>
          <table:table-cell office:value-type="string" calcext:value-type="string">
            <text:p>Fix randomization problems in "Dissolve" transition*</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4"/>
          <table:table-cell office:value-type="string" calcext:value-type="string">
            <text:p>x</text:p>
          </table:table-cell>
          <table:table-cell table:number-columns-repeated="6"/>
          <table:table-cell office:value-type="string" calcext:value-type="string">
            <text:p>Improved slide layout handling in Impress</text:p>
          </table:table-cell>
          <table:table-cell office:value-type="string" calcext:value-type="string">
            <text:p>3.3</text:p>
          </table:table-cell>
          <table:table-cell table:number-columns-repeated="2"/>
        </table:table-row>
        <table:table-row table:style-name="ro2">
          <table:table-cell table:number-columns-repeated="4"/>
          <table:table-cell office:value-type="string" calcext:value-type="string">
            <text:p>x</text:p>
          </table:table-cell>
          <table:table-cell table:number-columns-repeated="6"/>
          <table:table-cell office:value-type="string" calcext:value-type="string">
            <text:p>Import SVG pictures into Draw and edit them interactively*</text:p>
          </table:table-cell>
          <table:table-cell office:value-type="string" calcext:value-type="string">
            <text:p>3.3</text:p>
          </table:table-cell>
          <table:table-cell office:value-type="string" calcext:value-type="string">
            <text:p>?</text:p>
          </table:table-cell>
          <table:table-cell/>
        </table:table-row>
        <table:table-row table:style-name="ro2" table:number-rows-repeated="3">
          <table:table-cell table:number-columns-repeated="15"/>
        </table:table-row>
        <table:table-row table:style-name="ro2">
          <table:table-cell table:number-columns-repeated="5"/>
          <table:table-cell office:value-type="string" calcext:value-type="string">
            <text:p>x</text:p>
          </table:table-cell>
          <table:table-cell table:number-columns-repeated="5"/>
          <table:table-cell office:value-type="string" calcext:value-type="string">
            <text:p>Default to just printing the formula itself in Math</text:p>
          </table:table-cell>
          <table:table-cell office:value-type="string" calcext:value-type="string">
            <text:p>3.3</text:p>
          </table:table-cell>
          <table:table-cell table:number-columns-repeated="2"/>
        </table:table-row>
        <table:table-row table:style-name="ro2">
          <table:table-cell table:number-columns-repeated="5"/>
          <table:table-cell office:value-type="string" calcext:value-type="string">
            <text:p>x</text:p>
          </table:table-cell>
          <table:table-cell table:number-columns-repeated="5"/>
          <table:table-cell office:value-type="string" calcext:value-type="string">
            <text:p>Malformed Maths brackets fixed in presentation mode</text:p>
          </table:table-cell>
          <table:table-cell office:value-type="string" calcext:value-type="string">
            <text:p>3.3</text:p>
          </table:table-cell>
          <table:table-cell table:number-columns-repeated="2"/>
        </table:table-row>
        <table:table-row table:style-name="ro2">
          <table:table-cell table:number-columns-repeated="5"/>
          <table:table-cell office:value-type="string" calcext:value-type="string">
            <text:p>x</text:p>
          </table:table-cell>
          <table:table-cell table:number-columns-repeated="5"/>
          <table:table-cell office:value-type="string" calcext:value-type="string">
            <text:p>Interactive in-document formula editing (when in experimental mode)*</text:p>
          </table:table-cell>
          <table:table-cell office:value-type="string" calcext:value-type="string">
            <text:p>3.3</text:p>
          </table:table-cell>
          <table:table-cell office:value-type="string" calcext:value-type="string">
            <text:p>Y</text:p>
          </table:table-cell>
          <table:table-cell/>
        </table:table-row>
        <table:table-row table:style-name="ro2">
          <table:table-cell table:number-columns-repeated="5"/>
          <table:table-cell office:value-type="string" calcext:value-type="string">
            <text:p>x</text:p>
          </table:table-cell>
          <table:table-cell table:number-columns-repeated="5"/>
          <table:table-cell office:value-type="string" calcext:value-type="string">
            <text:p>New Math command: "nospace"</text:p>
          </table:table-cell>
          <table:table-cell office:value-type="string" calcext:value-type="string">
            <text:p>3.3</text:p>
          </table:table-cell>
          <table:table-cell table:number-columns-repeated="2"/>
        </table:table-row>
        <table:table-row table:style-name="ro2" table:number-rows-repeated="2">
          <table:table-cell table:number-columns-repeated="15"/>
        </table:table-row>
        <table:table-row table:style-name="ro2">
          <table:table-cell table:number-columns-repeated="6"/>
          <table:table-cell office:value-type="string" calcext:value-type="string">
            <text:p>x</text:p>
          </table:table-cell>
          <table:table-cell table:number-columns-repeated="4"/>
          <table:table-cell office:value-type="string" calcext:value-type="string">
            <text:p>Added display properties to control shapes</text:p>
          </table:table-cell>
          <table:table-cell office:value-type="string" calcext:value-type="string">
            <text:p>3.3</text:p>
          </table:table-cell>
          <table:table-cell table:number-columns-repeated="2"/>
        </table:table-row>
        <table:table-row table:style-name="ro2">
          <table:table-cell table:number-columns-repeated="6"/>
          <table:table-cell office:value-type="string" calcext:value-type="string">
            <text:p>x</text:p>
          </table:table-cell>
          <table:table-cell table:number-columns-repeated="4"/>
          <table:table-cell office:value-type="string" calcext:value-type="string">
            <text:p>Manual setting for primary key support for databases</text:p>
          </table:table-cell>
          <table:table-cell office:value-type="string" calcext:value-type="string">
            <text:p>3.3</text:p>
          </table:table-cell>
          <table:table-cell table:number-columns-repeated="2"/>
        </table:table-row>
        <table:table-row table:style-name="ro2">
          <table:table-cell table:number-columns-repeated="6"/>
          <table:table-cell office:value-type="string" calcext:value-type="string">
            <text:p>x</text:p>
          </table:table-cell>
          <table:table-cell table:number-columns-repeated="4"/>
          <table:table-cell office:value-type="string" calcext:value-type="string">
            <text:p>Support of Read-Only database registration</text:p>
          </table:table-cell>
          <table:table-cell office:value-type="string" calcext:value-type="string">
            <text:p>3.3</text:p>
          </table:table-cell>
          <table:table-cell table:number-columns-repeated="2"/>
        </table:table-row>
        <table:table-row table:style-name="ro2" table:number-rows-repeated="3">
          <table:table-cell table:number-columns-repeated="15"/>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New custom document properties handling</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Embedding of standard PDF font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New "Narrow" font family</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New "Narrow" font family</text:p>
          </table:table-cell>
          <table:table-cell office:value-type="string" calcext:value-type="string">
            <text:p>3.3</text:p>
          </table:table-cell>
          <table:table-cell table:number-columns-repeated="2"/>
        </table:table-row>
        <table:table-row table:style-name="ro2">
          <table:table-cell table:number-columns-repeated="11"/>
          <table:table-cell office:value-type="string" calcext:value-type="string">
            <text:p>Increased document protection in Writer and Calc</text:p>
          </table:table-cell>
          <table:table-cell office:value-type="string" calcext:value-type="string">
            <text:p>3.3</text:p>
          </table:table-cell>
          <table:table-cell table:number-columns-repeated="2"/>
        </table:table-row>
        <table:table-row table:style-name="ro2">
          <table:table-cell table:number-columns-repeated="15"/>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Insert drawing objects in chart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Hierarchical axis labels for chart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Usability and Interface</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Common search toolbar</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New easier-to-use print interface</text:p>
          </table:table-cell>
          <table:table-cell office:value-type="string" calcext:value-type="string">
            <text:p>3.3</text:p>
          </table:table-cell>
          <table:table-cell table:number-columns-repeated="2"/>
        </table:table-row>
        <table:table-row table:style-name="ro2">
          <table:table-cell table:number-columns-repeated="15"/>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Easier navigation in Writer document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More options for changing case</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Redesign of thesauru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Resetting of text to the default language in Writer</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Text rendering of form controls in Writer</text:p>
          </table:table-cell>
          <table:table-cell office:value-type="string" calcext:value-type="string">
            <text:p>3.3</text:p>
          </table:table-cell>
          <table:table-cell table:number-columns-repeated="2"/>
        </table:table-row>
        <table:table-row table:style-name="ro2">
          <table:table-cell table:number-columns-repeated="15"/>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Improved defaults for charts</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Adaptation to marked selection for filter area in Calc</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Sort dialog box for DataPilot in Calc</text:p>
          </table:table-cell>
          <table:table-cell office:value-type="string" calcext:value-type="string">
            <text:p>3.3</text:p>
          </table:table-cell>
          <table:table-cell table:number-columns-repeated="2"/>
        </table:table-row>
        <table:table-row table:style-name="ro2">
          <table:table-cell table:number-columns-repeated="7"/>
          <table:table-cell office:value-type="string" calcext:value-type="string">
            <text:p>x</text:p>
          </table:table-cell>
          <table:table-cell table:number-columns-repeated="3"/>
          <table:table-cell office:value-type="string" calcext:value-type="string">
            <text:p>Display custom names for DataPilot fields, items and totals in Calc</text:p>
          </table:table-cell>
          <table:table-cell office:value-type="string" calcext:value-type="string">
            <text:p>3.3</text:p>
          </table:table-cell>
          <table:table-cell table:number-columns-repeated="2"/>
        </table:table-row>
        <table:table-row table:style-name="ro2" table:number-rows-repeated="3">
          <table:table-cell table:number-columns-repeated="15"/>
        </table:table-row>
        <table:table-row table:style-name="ro2">
          <table:table-cell table:number-columns-repeated="8"/>
          <table:table-cell office:value-type="string" calcext:value-type="string">
            <text:p>x</text:p>
          </table:table-cell>
          <table:table-cell table:number-columns-repeated="2"/>
          <table:table-cell office:value-type="string" calcext:value-type="string">
            <text:p>Grid control enhancements</text:p>
          </table:table-cell>
          <table:table-cell office:value-type="string" calcext:value-type="string">
            <text:p>3.3</text:p>
          </table:table-cell>
          <table:table-cell table:number-columns-repeated="2"/>
        </table:table-row>
        <table:table-row table:style-name="ro2">
          <table:table-cell table:number-columns-repeated="8"/>
          <table:table-cell office:value-type="string" calcext:value-type="string">
            <text:p>x</text:p>
          </table:table-cell>
          <table:table-cell table:number-columns-repeated="2"/>
          <table:table-cell office:value-type="string" calcext:value-type="string">
            <text:p>New MetaData node for database</text:p>
          </table:table-cell>
          <table:table-cell office:value-type="string" calcext:value-type="string">
            <text:p>3.3</text:p>
          </table:table-cell>
          <table:table-cell table:number-columns-repeated="2"/>
        </table:table-row>
        <table:table-row table:style-name="ro2">
          <table:table-cell table:number-columns-repeated="8"/>
          <table:table-cell office:value-type="string" calcext:value-type="string">
            <text:p>x</text:p>
          </table:table-cell>
          <table:table-cell table:number-columns-repeated="2"/>
          <table:table-cell office:value-type="string" calcext:value-type="string">
            <text:p>Extending database drivers using extensions</text:p>
          </table:table-cell>
          <table:table-cell office:value-type="string" calcext:value-type="string">
            <text:p>3.3</text:p>
          </table:table-cell>
          <table:table-cell table:number-columns-repeated="2"/>
        </table:table-row>
        <table:table-row table:style-name="ro2">
          <table:table-cell table:number-columns-repeated="8"/>
          <table:table-cell office:value-type="string" calcext:value-type="string">
            <text:p>x</text:p>
          </table:table-cell>
          <table:table-cell table:number-columns-repeated="2"/>
          <table:table-cell office:value-type="string" calcext:value-type="string">
            <text:p>UNO APIs to for size and movement protection of notes</text:p>
          </table:table-cell>
          <table:table-cell office:value-type="string" calcext:value-type="string">
            <text:p>3.3</text:p>
          </table:table-cell>
          <table:table-cell table:number-columns-repeated="2"/>
        </table:table-row>
        <table:table-row table:style-name="ro2">
          <table:table-cell table:number-columns-repeated="8"/>
          <table:table-cell office:value-type="string" calcext:value-type="string">
            <text:p>x</text:p>
          </table:table-cell>
          <table:table-cell table:number-columns-repeated="2"/>
          <table:table-cell office:value-type="string" calcext:value-type="string">
            <text:p>Allow addition of drawing documents to gallery via the UNO API</text:p>
          </table:table-cell>
          <table:table-cell office:value-type="string" calcext:value-type="string">
            <text:p>3.3</text:p>
          </table:table-cell>
          <table:table-cell table:number-columns-repeated="2"/>
        </table:table-row>
        <table:table-row table:style-name="ro2" table:number-rows-repeated="3">
          <table:table-cell table:number-columns-repeated="15"/>
        </table:table-row>
        <table:table-row table:style-name="ro2">
          <table:table-cell table:number-columns-repeated="9"/>
          <table:table-cell office:value-type="string" calcext:value-type="string">
            <text:p>x</text:p>
          </table:table-cell>
          <table:table-cell/>
          <table:table-cell office:value-type="string" calcext:value-type="string">
            <text:p>All languages have been updated.</text:p>
          </table:table-cell>
          <table:table-cell office:value-type="string" calcext:value-type="string">
            <text:p>3.3</text:p>
          </table:table-cell>
          <table:table-cell table:number-columns-repeated="2"/>
        </table:table-row>
        <table:table-row table:style-name="ro2" table:number-rows-repeated="1048468">
          <table:table-cell table:number-columns-repeated="15"/>
        </table:table-row>
        <table:table-row table:style-name="ro2">
          <table:table-cell table:number-columns-repeated="15"/>
        </table:table-row>
      </table:table>
      <table:table table:name="3.4" table:style-name="ta1">
        <table:table-column table:style-name="co2" table:default-cell-style-name="Default"/>
        <table:table-row table:style-name="ro2">
          <table:table-cell office:value-type="string" calcext:value-type="string">
            <text:p>3.4 New Features and Fixes</text:p>
          </table:table-cell>
        </table:table-row>
        <table:table-row table:style-name="ro2">
          <table:table-cell table:style-name="ce2" office:value-type="string" calcext:value-type="string">
            <text:p>Writer Features and Fixes</text:p>
          </table:table-cell>
        </table:table-row>
        <table:table-row table:style-name="ro2">
          <table:table-cell office:value-type="string" calcext:value-type="string">
            <text:p>New gradient / drop-shadow to highlight writer pages, with configurable colors in the options. (Tools-&gt; Options-&gt; Appearance-&gt; Shadows) (Sébastien Le Ray)</text:p>
          </table:table-cell>
        </table:table-row>
        <table:table-row table:style-name="ro2">
          <table:table-cell office:value-type="string" calcext:value-type="string">
            <text:p>Support Color and line styles for the columns and footnote separator lines. This is improving the compatibility of LibreOffice with ODF (Cédric Bosdonnat)</text:p>
          </table:table-cell>
        </table:table-row>
        <table:table-row table:style-name="ro2">
          <table:table-cell office:value-type="string" calcext:value-type="string">
            <text:p>Add Greek Characters mode for bullets and numbering (Pantelis Koukousoulas)</text:p>
          </table:table-cell>
        </table:table-row>
        <table:table-row table:style-name="ro2">
          <table:table-cell office:value-type="string" calcext:value-type="string">
            <text:p>The graphite smart font rendering support, has been completely rewritten to use a new faster graphite engine and is now more stable and at least 10 times faster. No changes are needed to existing fonts or documents. (Keith Stribley, Martin Hosken, SIL International)</text:p>
          </table:table-cell>
        </table:table-row>
        <table:table-row table:style-name="ro2">
          <table:table-cell/>
        </table:table-row>
        <table:table-row table:style-name="ro2">
          <table:table-cell table:style-name="ce2" office:value-type="string" calcext:value-type="string">
            <text:p>Calc Features and Fixes</text:p>
          </table:table-cell>
        </table:table-row>
        <table:table-row table:style-name="ro2">
          <table:table-cell office:value-type="string" calcext:value-type="string">
            <text:p>Redesigned Move/Copy Sheet dialog (Edit-&gt;Sheet-&gt;Move/Copy) to improve its ergonomics. (Joost Eekhoorn, Christoph Noack)</text:p>
          </table:table-cell>
        </table:table-row>
        <table:table-row table:style-name="ro2">
          <table:table-cell office:value-type="string" calcext:value-type="string">
            <text:p>Support for autofilter per sheet: It is now possible to set autofilter per sheet without manually creating named database ranges prior to setting autofilter. Previously Calc only supported one autofilter per document, which caused the previous autofilter to disappear when setting another one even on a different sheet unless a named database range was created beforehand. (Markus Mohrhard) </text:p>
          </table:table-cell>
        </table:table-row>
        <table:table-row table:style-name="ro2">
          <table:table-cell office:value-type="string" calcext:value-type="string">
            <text:p>Re-work of the drawing layer, to improve precision on re-positioning and re-sizing of drawing objects. (Caolán McNamara, Red Hat, Inc.) </text:p>
          </table:table-cell>
        </table:table-row>
        <table:table-row table:style-name="ro2">
          <table:table-cell office:value-type="string" calcext:value-type="string">
            <text:p>Massive re-work of external reference handling: External reference handling code has been significantly re-worked in order to fix a large number of defects in formula calculations involving external references, and to boost data caching performance especially when referencing large data ranges. (Kohei Yoshida) </text:p>
          </table:table-cell>
        </table:table-row>
        <table:table-row table:style-name="ro2">
          <table:table-cell office:value-type="string" calcext:value-type="string">
            <text:p>Named ranges in sheet-local scope: Previously, Calc only supported named ranges in global scope, that is, all named ranges were made available for the entire document regardless of the current sheet. In 3.4 Calc now supports named ranges that are local to a sheet. The named range dialog (Insert-&gt;Names-&gt;Define) has been modified to reflect this change. (Kohei Yoshida) </text:p>
          </table:table-cell>
        </table:table-row>
        <table:table-row table:style-name="ro2">
          <table:table-cell office:value-type="string" calcext:value-type="string">
            <text:p>Multiple subtotals on a single sheet: It is now possible to define more than one subtotal range in a single sheet via Data-&gt;Subtotals. Previously, setting a second subtotal range removed the first one if they were on the same sheet. (Kohei Yoshida) </text:p>
          </table:table-cell>
        </table:table-row>
        <table:table-row table:style-name="ro2">
          <table:table-cell office:value-type="string" calcext:value-type="string">
            <text:p>Preserve OLE links to other Excel documents when importing an Excel document. OLE links get converted to external references upon import. Previously, Calc ignored OLE links and cells containing OLE links resulted in error upon import. (Kohei Yoshida) </text:p>
          </table:table-cell>
        </table:table-row>
        <table:table-row table:style-name="ro2">
          <table:table-cell office:value-type="string" calcext:value-type="string">
            <text:p>DataPilot (Pivot Table) Features and Fixes</text:p>
          </table:table-cell>
        </table:table-row>
        <table:table-row table:style-name="ro2">
          <table:table-cell office:value-type="string" calcext:value-type="string">
            <text:p>DataPilot is now named Pivot Table. </text:p>
          </table:table-cell>
        </table:table-row>
        <table:table-row table:style-name="ro2">
          <table:table-cell office:value-type="string" calcext:value-type="string">
            <text:p>Named range as data source: With 3.4 it is now possible to use a named range as the data source for DataPilot. This allows, for example, addition of new rows to the data source and update of the DataPilot table to reflect the new data, without manually changing the data source range in the DataPilot dialog. (Kohei Yoshida) </text:p>
          </table:table-cell>
        </table:table-row>
        <table:table-row table:style-name="ro2">
          <table:table-cell office:value-type="string" calcext:value-type="string">
            <text:p>Support for unlimited number of fields: Previously DataPilot only supported up to 8 column/row/data fields and up to 10 page fields. 3.4 has lifted this restriction to allow unlimited number of fields in each field type. (Kohei Yoshida)</text:p>
          </table:table-cell>
        </table:table-row>
        <table:table-row table:style-name="ro2">
          <table:table-cell office:value-type="string" calcext:value-type="string">
            <text:p>Re-work of the internals: The internal implementation of DataPilot has been significantly re-worked in order to fix several regressions especially with regard to refreshing of DataPilot tables. (Kohei Yoshida) </text:p>
          </table:table-cell>
        </table:table-row>
        <table:table-row table:style-name="ro2">
          <table:table-cell/>
        </table:table-row>
        <table:table-row table:style-name="ro2">
          <table:table-cell table:style-name="ce2" office:value-type="string" calcext:value-type="string">
            <text:p>Impress/Draw Features and Fixes</text:p>
          </table:table-cell>
        </table:table-row>
        <table:table-row table:style-name="ro2">
          <table:table-cell office:value-type="string" calcext:value-type="string">
            <text:p>Improve HTML export with an image thumbnail gallery of the slides on the contents page (Julien Nabet, Michael Meeks) </text:p>
          </table:table-cell>
        </table:table-row>
        <table:table-row table:style-name="ro2">
          <table:table-cell/>
        </table:table-row>
        <table:table-row table:style-name="ro2">
          <table:table-cell table:style-name="ce2" office:value-type="string" calcext:value-type="string">
            <text:p>Filters Features and Fixes</text:p>
          </table:table-cell>
        </table:table-row>
        <table:table-row table:style-name="ro2">
          <table:table-cell office:value-type="string" calcext:value-type="string">
            <text:p>Re-write flat ODF import and export file filters from Java to C++ giving a huge speed increase. Try saving your writer document as a ".fodt" file (Peter Jentsch) </text:p>
          </table:table-cell>
        </table:table-row>
        <table:table-row table:style-name="ro2">
          <table:table-cell office:value-type="string" calcext:value-type="string">
            <text:p>Substantially re-work legacy StarOffice (pre 2000) binary file format filters, removing all export code: the filters are now smaller and read-only, this also removes clutter from the 'Save As' dialog (Pierre-André Jacquod) </text:p>
          </table:table-cell>
        </table:table-row>
        <table:table-row table:style-name="ro2">
          <table:table-cell/>
        </table:table-row>
        <table:table-row table:style-name="ro2">
          <table:table-cell table:style-name="ce2" office:value-type="string" calcext:value-type="string">
            <text:p>Core Changes</text:p>
          </table:table-cell>
        </table:table-row>
        <table:table-row table:style-name="ro2">
          <table:table-cell office:value-type="string" calcext:value-type="string">
            <text:p>GUI</text:p>
          </table:table-cell>
        </table:table-row>
        <table:table-row table:style-name="ro2">
          <table:table-cell office:value-type="string" calcext:value-type="string">
            <text:p>Initial support for Unity and global menu support </text:p>
          </table:table-cell>
        </table:table-row>
        <table:table-row table:style-name="ro2">
          <table:table-cell office:value-type="string" calcext:value-type="string">
            <text:p>Internationalized font previews: In the drop-down font selector, fonts which are tuned for use with a specific script, e.g. Arabic, Hebrew, Malayalam, etc. now show an additional preview of some sample text in the target script. (Caolán McNamara, Red Hat, Inc.) </text:p>
          </table:table-cell>
        </table:table-row>
        <table:table-row table:style-name="ro2">
          <table:table-cell office:value-type="string" calcext:value-type="string">
            <text:p>Autocorrect: Typing "http:" at the start of a sentence no longer auto-capitalizes. Such URLs are now excluded from being auto-capitalized. (Sébastien Le Ray)</text:p>
          </table:table-cell>
        </table:table-row>
        <table:table-row table:style-name="ro2">
          <table:table-cell office:value-type="string" calcext:value-type="string">
            <text:p>Text Rendering: Linux text-rendering improvements. Text is now drawn via Cairo with the same subpixeling options as other Cairo-using apps. The outcome is that text in LibreOffice is rendered the same as the rest of your desktop. Example when desktop-wide subpixeling is enabled. (Caolán McNamara, Red Hat, Inc.) </text:p>
          </table:table-cell>
        </table:table-row>
        <table:table-row table:style-name="ro2">
          <table:table-cell office:value-type="string" calcext:value-type="string">
            <text:p>Improve gtk+ theme integration, making LibreOffice look more native. Fix menu separators, Alt key issues, Toggle buttons, and many widget rendering details. (Lucas Baudin) </text:p>
          </table:table-cell>
        </table:table-row>
        <table:table-row table:style-name="ro2">
          <table:table-cell office:value-type="string" calcext:value-type="string">
            <text:p>Find toolbar now behaves much more like in applications like Firefox, or Evolution - is hidden by default, shows when the user presses Ctrl+f at the bottom of the document, and is wider, so more text fits there. For the Search and Replace dialog, Ctrl+Alt+f is used. (Jan Holesovsky) </text:p>
          </table:table-cell>
        </table:table-row>
        <table:table-row table:style-name="ro2">
          <table:table-cell/>
        </table:table-row>
        <table:table-row table:style-name="ro2">
          <table:table-cell office:value-type="string" calcext:value-type="string">
            <text:p>Color Charts: Adding and Removing color charts is now possible from Tools-&gt;Options-&gt;Charts-&gt;Default Colors (Rob Snelders) </text:p>
          </table:table-cell>
        </table:table-row>
        <table:table-row table:style-name="ro2">
          <table:table-cell office:value-type="string" calcext:value-type="string">
            <text:p>Adapt to Linux mouse pointer themes more pleasantly (Kurosawa Takeshi) </text:p>
          </table:table-cell>
        </table:table-row>
        <table:table-row table:style-name="ro2">
          <table:table-cell/>
        </table:table-row>
        <table:table-row table:style-name="ro2">
          <table:table-cell office:value-type="string" calcext:value-type="string">
            <text:p>Separate borders width and style for Writer, Calc and Impress (Cédric Bosdonnat) </text:p>
          </table:table-cell>
        </table:table-row>
        <table:table-row table:style-name="ro2">
          <table:table-cell office:value-type="string" calcext:value-type="string">
            <text:p>Added new 3D border types to increase compatibility with loads of file formats, including ODF. (Cédric Bosdonnat) </text:p>
          </table:table-cell>
        </table:table-row>
        <table:table-row table:style-name="ro2">
          <table:table-cell office:value-type="string" calcext:value-type="string">
            <text:p>Rotate through case changes (Press Shift+F3): fix for bug 32559 (Bálint Dózsa) </text:p>
          </table:table-cell>
        </table:table-row>
        <table:table-row table:style-name="ro2">
          <table:table-cell/>
        </table:table-row>
        <table:table-row table:style-name="ro2">
          <table:table-cell table:style-name="ce2" office:value-type="string" calcext:value-type="string">
            <text:p>Performance</text:p>
          </table:table-cell>
        </table:table-row>
        <table:table-row table:style-name="ro2">
          <table:table-cell office:value-type="string" calcext:value-type="string">
            <text:p>Smoother startup on Linux: we now show our splash screen before starting to read all the application's data, giving a faster time to splash and cleaner code (Michael Meeks) </text:p>
          </table:table-cell>
        </table:table-row>
        <table:table-row table:style-name="ro2">
          <table:table-cell office:value-type="string" calcext:value-type="string">
            <text:p>Remove inefficient, and un-necessary 'BmpColorMode' approach to accessibility theming. Reduce theme sizes and duplication by isolating high contrast icons in their own theme (Chris 'mordocai' Carpenter, Sebastian Spaeth) </text:p>
          </table:table-cell>
        </table:table-row>
        <table:table-row table:style-name="ro2">
          <table:table-cell office:value-type="string" calcext:value-type="string">
            <text:p>Remove 150 duplicated redundant 'missing icon' icons to reduce bloat (Joachim Trémouroux, Andrew C. E. Dent) </text:p>
          </table:table-cell>
        </table:table-row>
        <table:table-row table:style-name="ro2">
          <table:table-cell office:value-type="string" calcext:value-type="string">
            <text:p>Move seldom used text encoding conversions into a separate library, saving 1Mb or so of RAM (Jan Holesovsky, Michael Meeks) </text:p>
          </table:table-cell>
        </table:table-row>
        <table:table-row table:style-name="ro2">
          <table:table-cell office:value-type="string" calcext:value-type="string">
            <text:p>Linux fontconfig leak: Fixed a font-related leak, saving up to 800k or so of RAM, depending on the amount of fonts installed (Caolán McNamara, Red Hat, Inc.) </text:p>
          </table:table-cell>
        </table:table-row>
        <table:table-row table:style-name="ro2">
          <table:table-cell office:value-type="string" calcext:value-type="string">
            <text:p>Shrink Windows installer download by more than 30Mb using better compression schemes (Kálmán „KAMI” Szalai) </text:p>
          </table:table-cell>
        </table:table-row>
        <table:table-row table:style-name="ro2">
          <table:table-cell office:value-type="string" calcext:value-type="string">
            <text:p>Remove 624 localized palette files and have them localized run-time (Andras Timar) </text:p>
          </table:table-cell>
        </table:table-row>
        <table:table-row table:style-name="ro2">
          <table:table-cell office:value-type="string" calcext:value-type="string">
            <text:p>Remove compatibility support layer for old Windows 9x non-unicode Win32 APIs (Jesús Corrius) </text:p>
          </table:table-cell>
        </table:table-row>
        <table:table-row table:style-name="ro2">
          <table:table-cell/>
        </table:table-row>
        <table:table-row table:style-name="ro2">
          <table:table-cell table:style-name="ce2" office:value-type="string" calcext:value-type="string">
            <text:p>Other</text:p>
          </table:table-cell>
        </table:table-row>
        <table:table-row table:style-name="ro2">
          <table:table-cell office:value-type="string" calcext:value-type="string">
            <text:p>When the document is encrypted with a password, you can now change the password while the document is open, from File-&gt;Properties-&gt;General-&gt;Change Password. The button is enabled only when the document is encrypted with a password. (Kohei Yoshida) </text:p>
          </table:table-cell>
        </table:table-row>
        <table:table-row table:style-name="ro2">
          <table:table-cell office:value-type="string" calcext:value-type="string">
            <text:p>LO-3.4 can be installed in parallel with LO-3.3 on Linux. Note that the user configuration is shared and both versions cannot be started at the same time. </text:p>
          </table:table-cell>
        </table:table-row>
        <table:table-row table:style-name="ro2">
          <table:table-cell/>
        </table:table-row>
        <table:table-row table:style-name="ro2">
          <table:table-cell table:style-name="ce2" office:value-type="string" calcext:value-type="string">
            <text:p>Localization</text:p>
          </table:table-cell>
        </table:table-row>
        <table:table-row table:style-name="ro2">
          <table:table-cell office:value-type="string" calcext:value-type="string">
            <text:p>Add Beembe (beq), Bekwel(bkw), Kituba (mkw), Lari (ldi), Mbochi (mdw), Teke-Ibali (tek), Teke-Tyee (tyx), and Vili (vif) languages (Republic of Congo). Hunspell spell checker dictionaries in these languages are now useable in LibreOffice. (Andras Timar) </text:p>
          </table:table-cell>
        </table:table-row>
        <table:table-row table:style-name="ro2">
          <table:table-cell office:value-type="string" calcext:value-type="string">
            <text:p>Add Portuguese (Angola) locale data (pt_AO). (Andras Timar) </text:p>
          </table:table-cell>
        </table:table-row>
        <table:table-row table:style-name="ro2">
          <table:table-cell office:value-type="string" calcext:value-type="string">
            <text:p>Updated German spell check dictionaries, hyphenation and thesaurus </text:p>
          </table:table-cell>
        </table:table-row>
        <table:table-row table:style-name="ro2">
          <table:table-cell/>
        </table:table-row>
      </table:table>
      <table:table table:name="3.5" table:style-name="ta1">
        <table:table-column table:style-name="co2" table:default-cell-style-name="Default"/>
        <table:table-row table:style-name="ro2">
          <table:table-cell office:value-type="string" calcext:value-type="string">
            <text:p>3.5 New Features and Fixes</text:p>
          </table:table-cell>
        </table:table-row>
        <table:table-row table:style-name="ro2">
          <table:table-cell table:style-name="ce2" office:value-type="string" calcext:value-type="string">
            <text:p>Writer</text:p>
          </table:table-cell>
        </table:table-row>
        <table:table-row table:style-name="ro2">
          <table:table-cell office:value-type="string" calcext:value-type="string">
            <text:p>Better UI for Header and Footers handling. (Cédric Bosdonnat) Easily add header or footers.</text:p>
          </table:table-cell>
        </table:table-row>
        <table:table-row table:style-name="ro2">
          <table:table-cell office:value-type="string" calcext:value-type="string">
            <text:p>Quickly see what is edited with new changing text boundaries.</text:p>
          </table:table-cell>
        </table:table-row>
        <table:table-row table:style-name="ro2">
          <table:table-cell office:value-type="string" calcext:value-type="string">
            <text:p>Quickly edit or remove headers and footers without going through page styles formatting.</text:p>
          </table:table-cell>
        </table:table-row>
        <table:table-row table:style-name="ro2">
          <table:table-cell office:value-type="string" calcext:value-type="string">
            <text:p>Better page breaks indicators. (Cédric Bosdonnat)</text:p>
          </table:table-cell>
        </table:table-row>
        <table:table-row table:style-name="ro2">
          <table:table-cell office:value-type="string" calcext:value-type="string">
            <text:p>Autotext "Formula numbering" (fn+F3) has been corrected for most locales: no extra space after inserted formula, fonts of inserted formula follow default font (fdo#40499, OOo issue #75665). Type fn+F3 or nf+F3 according to your locale. (Laurent BP, Caolán McNamara)</text:p>
          </table:table-cell>
        </table:table-row>
        <table:table-row table:style-name="ro2">
          <table:table-cell office:value-type="string" calcext:value-type="string">
            <text:p>Print dialog: page input field now shows current page by default. fdo#34697 (Ta Duc Tung)</text:p>
          </table:table-cell>
        </table:table-row>
        <table:table-row table:style-name="ro2">
          <table:table-cell office:value-type="string" calcext:value-type="string">
            <text:p>The word count dialog is modeless and updates as you type. (Matt Pratt)</text:p>
          </table:table-cell>
        </table:table-row>
        <table:table-row table:style-name="ro2">
          <table:table-cell table:style-name="ce2" office:value-type="string" calcext:value-type="string">
            <text:p>Layout fixes </text:p>
          </table:table-cell>
        </table:table-row>
        <table:table-row table:style-name="ro2">
          <table:table-cell office:value-type="string" calcext:value-type="string">
            <text:p>When a tab stop is set behind the end margin, the tab uses this value and does not go to a new line. A compatibility option has been added, thus only new documents will behave this way. (Cédric Bosdonnat)</text:p>
          </table:table-cell>
        </table:table-row>
        <table:table-row table:style-name="ro2">
          <table:table-cell office:value-type="string" calcext:value-type="string">
            <text:p>When importing DOC, DOCX, and RTF files, the numberings are not split on new lines if they do not fit. This is only happening for layout compatibility with Microsoft Word.</text:p>
          </table:table-cell>
        </table:table-row>
        <table:table-row table:style-name="ro2">
          <table:table-cell office:value-type="string" calcext:value-type="string">
            <text:p>Display of non-printable characters on the end of line. Now modifying the spaces at end of line is very easy. (Bartosz Kosiorek)</text:p>
          </table:table-cell>
        </table:table-row>
        <table:table-row table:style-name="ro2">
          <table:table-cell office:value-type="string" calcext:value-type="string">
            <text:p>Display bitmap image resolution in PPI (pixel/inch) in Format - Picture - Crop tab page. (László Németh)</text:p>
          </table:table-cell>
        </table:table-row>
        <table:table-row table:style-name="ro2">
          <table:table-cell office:value-type="string" calcext:value-type="string">
            <text:p>Auto-generated tables of contents now contain hyperlinks to the relevant pages by default. (Cédric Bosdonnat)</text:p>
          </table:table-cell>
        </table:table-row>
        <table:table-row table:style-name="ro2">
          <table:table-cell office:value-type="string" calcext:value-type="string">
            <text:p>Support for comments export/import in Office Open XML (docx) documents. (Luboš Luňák) </text:p>
          </table:table-cell>
        </table:table-row>
        <table:table-row table:style-name="ro2">
          <table:table-cell office:value-type="string" calcext:value-type="string">
            <text:p>Label printing positioning fixed. fdo#36874 (Winfried Donkers)</text:p>
          </table:table-cell>
        </table:table-row>
        <table:table-row table:style-name="ro2">
          <table:table-cell/>
        </table:table-row>
        <table:table-row table:style-name="ro2">
          <table:table-cell table:style-name="ce2" office:value-type="string" calcext:value-type="string">
            <text:p>Grammar checking improvements (Cédric Bosdonnat)</text:p>
          </table:table-cell>
        </table:table-row>
        <table:table-row table:style-name="ro2">
          <table:table-cell office:value-type="string" calcext:value-type="string">
            <text:p>Reworked the grammar checking dialog to better show the error help.</text:p>
          </table:table-cell>
        </table:table-row>
        <table:table-row table:style-name="ro2">
          <table:table-cell office:value-type="string" calcext:value-type="string">
            <text:p>Grammar checkers can now add an optional URL to more details about the error in SingleProofreadingError::aProperties. The property needs to be named FullCommentURL. This link appears in the details area of the Grammar checking dialog and in the popup menu as an "Explanations..." item.</text:p>
          </table:table-cell>
        </table:table-row>
        <table:table-row table:style-name="ro2">
          <table:table-cell office:value-type="string" calcext:value-type="string">
            <text:p>Bundled LightProof grammar checkers for English, Hungarian, and Russian. For details see this blog post (László Németh)</text:p>
          </table:table-cell>
        </table:table-row>
        <table:table-row table:style-name="ro2">
          <table:table-cell office:value-type="string" calcext:value-type="string">
            <text:p>Default checks: punctuation, a/an article, word spacing, paragraph capitalization, simple word duplication… </text:p>
          </table:table-cell>
        </table:table-row>
        <table:table-row table:style-name="ro2">
          <table:table-cell office:value-type="string" calcext:value-type="string">
            <text:p>Longer explanations, using relevant Wikipedia articles (and new FullCommentURL feature),</text:p>
          </table:table-cell>
        </table:table-row>
        <table:table-row table:style-name="ro2">
          <table:table-cell office:value-type="string" calcext:value-type="string">
            <text:p>Optional features: more grammar checks, measurement conversion, thousand separation, sentence capitalization; n-dash/m-dash, quotation mark and parenthesis checks…</text:p>
          </table:table-cell>
        </table:table-row>
        <table:table-row table:style-name="ro2">
          <table:table-cell office:value-type="string" calcext:value-type="string">
            <text:p>Settings of English grammar checker: in Tools » Extension manager click on English dictionaries extension, and its Options button.</text:p>
          </table:table-cell>
        </table:table-row>
        <table:table-row table:style-name="ro2">
          <table:table-cell office:value-type="string" calcext:value-type="string">
            <text:p>Lightproof rule editor extension:</text:p>
          </table:table-cell>
        </table:table-row>
        <table:table-row table:style-name="ro2">
          <table:table-cell office:value-type="string" calcext:value-type="string">
            <text:p>Writer extension with a special grammar checking component + Lightproof editor toolbar.</text:p>
          </table:table-cell>
        </table:table-row>
        <table:table-row table:style-name="ro2">
          <table:table-cell office:value-type="string" calcext:value-type="string">
            <text:p>Run-time compilation and update of its grammar checking component.</text:p>
          </table:table-cell>
        </table:table-row>
        <table:table-row table:style-name="ro2">
          <table:table-cell office:value-type="string" calcext:value-type="string">
            <text:p>Debugging of user code (rule conditions and Python user functions.</text:p>
          </table:table-cell>
        </table:table-row>
        <table:table-row table:style-name="ro2">
          <table:table-cell/>
        </table:table-row>
        <table:table-row table:style-name="ro2">
          <table:table-cell table:style-name="ce2" office:value-type="string" calcext:value-type="string">
            <text:p>New typographic features </text:p>
          </table:table-cell>
        </table:table-row>
        <table:table-row table:style-name="ro2">
          <table:table-cell office:value-type="string" calcext:value-type="string">
            <text:p>New numbering types: (Mohammad Elahi)</text:p>
          </table:table-cell>
        </table:table-row>
        <table:table-row table:style-name="ro4">
          <table:table-cell office:value-type="string" calcext:value-type="string">
            <text:p>Persian words: ‫یک، دو، سه ...‬</text:p>
          </table:table-cell>
        </table:table-row>
        <table:table-row table:style-name="ro4">
          <table:table-cell office:value-type="string" calcext:value-type="string">
            <text:p>Arabic abjad letter sequence: ‫ا، ب، ج ...‬</text:p>
          </table:table-cell>
        </table:table-row>
        <table:table-row table:style-name="ro2">
          <table:table-cell office:value-type="string" calcext:value-type="string">
            <text:p>New typographic features by improved Graphite port of the last release of Libertine Open Fonts, examples: NEWS.pdf and NEWS.odt, documentation: fontfeatures.pdf and fontfeatures.odt (László Németh, improvements of Libertine Open Fonts: Philipp Poll et al.)</text:p>
          </table:table-cell>
        </table:table-row>
        <table:table-row table:style-name="ro2">
          <table:table-cell office:value-type="string" calcext:value-type="string">
            <text:p>Proper hinting for digital publishing by new ttfautohint tool of FreeType project. (Full picture: Hintingdemo.png, PDF source: Hintingdemo.pdf):</text:p>
          </table:table-cell>
        </table:table-row>
        <table:table-row table:style-name="ro2">
          <table:table-cell office:value-type="string" calcext:value-type="string">
            <text:p>Linux Libertine typeface: new size variant Display Regular, updated fonts Bold and Semibold (also Bold and Semibold Italic), several other fixes and improvements. See ChangeLog and LinuxLibertine.org. Usage: choose "Linux Libertine Display G" in the font selector instead of "Linux Libertine G" for texts with 16 pt or more (Note: currently, there is only a Regular variant of Linux Libertine Display). In character formatting: select Linux Libertine G Bold for titles, and Semibold for highlighting inside paragraphs.</text:p>
          </table:table-cell>
        </table:table-row>
        <table:table-row table:style-name="ro2">
          <table:table-cell office:value-type="string" calcext:value-type="string">
            <text:p>New gy, gj, gf, etc. Italic ligatures for Hungarian and several new font features for ligature handling (ligc, lith, litt).</text:p>
          </table:table-cell>
        </table:table-row>
        <table:table-row table:style-name="ro2">
          <table:table-cell office:value-type="string" calcext:value-type="string">
            <text:p>Extended superiors (punctuation, upcase and latin-1/latin-2 letters, proportional numbers) and small caps. Usage: set "Linux Libertine G:sups=1&amp;pnum=1" for superiors with proportional numbers, and "Linux Libertine G:smcp=1" for for true small caps.</text:p>
          </table:table-cell>
        </table:table-row>
        <table:table-row table:style-name="ro2">
          <table:table-cell office:value-type="string" calcext:value-type="string">
            <text:p>Combining diacritics (extended Graphite port of the original OpenType features) for scientific typesetting and localization (eg. for IPA and African, Eskimo–Inuit etc. languages).</text:p>
          </table:table-cell>
        </table:table-row>
        <table:table-row table:style-name="ro2">
          <table:table-cell office:value-type="string" calcext:value-type="string">
            <text:p>Better typography of Catalan "l·l".</text:p>
          </table:table-cell>
        </table:table-row>
        <table:table-row table:style-name="ro2">
          <table:table-cell office:value-type="string" calcext:value-type="string">
            <text:p>Optional regular parenthesis in Italic text (usage: "Linux Libertine G:para=1").</text:p>
          </table:table-cell>
        </table:table-row>
        <table:table-row table:style-name="ro2">
          <table:table-cell office:value-type="string" calcext:value-type="string">
            <text:p>Double stroke capital letters (usage: "Linux Libertine G:dbls=1").</text:p>
          </table:table-cell>
        </table:table-row>
        <table:table-row table:style-name="ro2">
          <table:table-cell/>
        </table:table-row>
        <table:table-row table:style-name="ro2">
          <table:table-cell table:style-name="ce2" office:value-type="string" calcext:value-type="string">
            <text:p>Calc</text:p>
          </table:table-cell>
        </table:table-row>
        <table:table-row table:style-name="ro2">
          <table:table-cell office:value-type="string" calcext:value-type="string">
            <text:p>New multiline inputbar. (Anurag Jain, Noel Power)</text:p>
          </table:table-cell>
        </table:table-row>
        <table:table-row table:style-name="ro2">
          <table:table-cell office:value-type="string" calcext:value-type="string">
            <text:p>Supports 10000 sheets and has improved performance for a lot of sheet operations (insertion of several sheets should be much faster now). (Markus Mohrhard)</text:p>
          </table:table-cell>
        </table:table-row>
        <table:table-row table:style-name="ro2">
          <table:table-cell office:value-type="string" calcext:value-type="string">
            <text:p>Handles DDE and external links failures more gracefully. Instead of turning formulas with failed link updates into errors, it keeps the previous values and launches an error message notifying the user of the link update failure. (Kohei Yoshida)</text:p>
          </table:table-cell>
        </table:table-row>
        <table:table-row table:style-name="ro2">
          <table:table-cell office:value-type="string" calcext:value-type="string">
            <text:p>Line chart's smoothing has been upgraded to the ODF 1.2 standard. (Regina Henschel)</text:p>
          </table:table-cell>
        </table:table-row>
        <table:table-row table:style-name="ro2">
          <table:table-cell office:value-type="string" calcext:value-type="string">
            <text:p>Closed lines which are smoothed using a “Cubic Spline” are now completely rounded.</text:p>
          </table:table-cell>
        </table:table-row>
        <table:table-row table:style-name="ro2">
          <table:table-cell office:value-type="string" calcext:value-type="string">
            <text:p>Closed curve in LO 3.4, notice the corner in point A</text:p>
          </table:table-cell>
        </table:table-row>
        <table:table-row table:style-name="ro2">
          <table:table-cell office:value-type="string" calcext:value-type="string">
            <text:p>Closed curve in LO 3.5, all rounded</text:p>
          </table:table-cell>
        </table:table-row>
        <table:table-row table:style-name="ro2">
          <table:table-cell office:value-type="string" calcext:value-type="string">
            <text:p>Open and closed lines which are smoothed using a “B-Spline” now go through the given points, interpolating between them.</text:p>
          </table:table-cell>
        </table:table-row>
        <table:table-row table:style-name="ro2">
          <table:table-cell office:value-type="string" calcext:value-type="string">
            <text:p>Curve misses the points in LO 3.4</text:p>
          </table:table-cell>
        </table:table-row>
        <table:table-row table:style-name="ro2">
          <table:table-cell office:value-type="string" calcext:value-type="string">
            <text:p>Curve interpolates the points in LO 3.5</text:p>
          </table:table-cell>
        </table:table-row>
        <table:table-row table:style-name="ro2">
          <table:table-cell office:value-type="string" calcext:value-type="string">
            <text:p>New option to specify the initial number of sheets in new documents. (Albert Thuswaldner)</text:p>
          </table:table-cell>
        </table:table-row>
        <table:table-row table:style-name="ro2">
          <table:table-cell office:value-type="string" calcext:value-type="string">
            <text:p>Allow pasting a single cell range to multiple destination ranges. Some restrictions do apply, however. (Kohei Yoshida) </text:p>
          </table:table-cell>
        </table:table-row>
        <table:table-row table:style-name="ro2">
          <table:table-cell office:value-type="string" calcext:value-type="string">
            <text:p>New Calc Functions BITAND, BITOR, BITXOR BITRSHIFT and BITLSHIFT, as declared in the ODF 1.2 specification. (Wolfgang Pechlaner)</text:p>
          </table:table-cell>
        </table:table-row>
        <table:table-row table:style-name="ro2">
          <table:table-cell office:value-type="string" calcext:value-type="string">
            <text:p>Additional data point markers are defined, suitable for the 'standard markers' in the ODF 1.2 specification. The mapping to markers for charts in XLS files has been changed in cases where a better mapping is possible now. (Regina Henschel)</text:p>
          </table:table-cell>
        </table:table-row>
        <table:table-row table:style-name="ro2">
          <table:table-cell office:value-type="string" calcext:value-type="string">
            <text:p>New Calc Functions SEC, CSC, SECH and CSCH, as declared in the ODF 1.2 specification. (Regina Henschel)</text:p>
          </table:table-cell>
        </table:table-row>
        <table:table-row table:style-name="ro2">
          <table:table-cell office:value-type="string" calcext:value-type="string">
            <text:p>DBF Import/Export dialog preferences are now saved. (Muthu Subramanian K)</text:p>
          </table:table-cell>
        </table:table-row>
        <table:table-row table:style-name="ro2">
          <table:table-cell office:value-type="string" calcext:value-type="string">
            <text:p>Performance </text:p>
          </table:table-cell>
        </table:table-row>
        <table:table-row table:style-name="ro2">
          <table:table-cell office:value-type="string" calcext:value-type="string">
            <text:p>Performance improvement on the import of Excel documents containing a large number of form controls. (Kohei Yoshida)</text:p>
          </table:table-cell>
        </table:table-row>
        <table:table-row table:style-name="ro2">
          <table:table-cell office:value-type="string" calcext:value-type="string">
            <text:p>Performance improvement on the import of cell formats from Excel documents. (Kohei Yoshida)</text:p>
          </table:table-cell>
        </table:table-row>
        <table:table-row table:style-name="ro2">
          <table:table-cell office:value-type="string" calcext:value-type="string">
            <text:p>Improved performance on ODS import, especially with documents with large number of named ranges. (Laurent Godard, Markus Mohrhard, Kohei Yoshida)</text:p>
          </table:table-cell>
        </table:table-row>
        <table:table-row table:style-name="ro2">
          <table:table-cell office:value-type="string" calcext:value-type="string">
            <text:p>The command "Protect Sheet" is now also accessible from the context menu of the sheet tab. (Olivier Hallot)</text:p>
          </table:table-cell>
        </table:table-row>
        <table:table-row table:style-name="ro2">
          <table:table-cell office:value-type="string" calcext:value-type="string">
            <text:p>Autofilter popup window has been re-designed for better visual appearance and the ability to allow multiple selections. Refer to this blog post for more info. (Kohei Yoshida)</text:p>
          </table:table-cell>
        </table:table-row>
        <table:table-row table:style-name="ro2">
          <table:table-cell office:value-type="string" calcext:value-type="string">
            <text:p>Redesigned all range name dialogs to work much better with local range names and make it easier to use the dialogs. (Christoph Noack, Astron, Markus Mohrhard)</text:p>
          </table:table-cell>
        </table:table-row>
        <table:table-row table:style-name="ro2">
          <table:table-cell office:value-type="string" calcext:value-type="string">
            <text:p>Unlimited number of rules for conditional formatting. See Format &gt; Conditional Formatting. (Robert Dargaud)</text:p>
          </table:table-cell>
        </table:table-row>
        <table:table-row table:style-name="ro2">
          <table:table-cell/>
        </table:table-row>
        <table:table-row table:style-name="ro2">
          <table:table-cell table:style-name="ce2" office:value-type="string" calcext:value-type="string">
            <text:p>Impress / Draw </text:p>
          </table:table-cell>
        </table:table-row>
        <table:table-row table:style-name="ro2">
          <table:table-cell office:value-type="string" calcext:value-type="string">
            <text:p>Elliptical arcs in path: Until now, the elliptical arcs in paths were ignored by LibreOffice and OpenOffice.org. With 3.5, elliptical arcs will be properly imported and rendered. </text:p>
          </table:table-cell>
        </table:table-row>
        <table:table-row table:style-name="ro2">
          <table:table-cell office:value-type="string" calcext:value-type="string">
            <text:p>Better handling of custom animation list Previously, the list of custom animations was tedious to work with because any changes resulted in it refreshing to the top of the list. With 3.5, we now scroll to newly added animations, stay with items when they are moved up or down in the list, and keep animations in view when changing their properties. (Luke Symes)</text:p>
          </table:table-cell>
        </table:table-row>
        <table:table-row table:style-name="ro2">
          <table:table-cell office:value-type="string" calcext:value-type="string">
            <text:p>Better handling of export to PDF for hidden slides. Previously, all presentation slides used to exported to PDF. With 3.5, per default, hidden slides are excluded, but they can be included per check-box. (Pierre-André Jacquod)</text:p>
          </table:table-cell>
        </table:table-row>
        <table:table-row table:style-name="ro2">
          <table:table-cell office:value-type="string" calcext:value-type="string">
            <text:p>Support embedding Pallettes and other property list types. Previously, we would store a local file-system link to one of our property lists (eg. color palettes) in the file - which would be reflected in the choice of colors, gradients, bitmap fills, hatching etc. available to the user. We added the ability to (selectively) embed these inside the ODF container. (Michael Meeks)</text:p>
          </table:table-cell>
        </table:table-row>
        <table:table-row table:style-name="ro2">
          <table:table-cell office:value-type="string" calcext:value-type="string">
            <text:p>The standard palette has got some new line ends, mostly unfilled ones. Some of them are useful for UML diagrams. The new symbols are designed to fit best to a line width of 0.02 cm and a marker width of 0.3 cm. Only the marker "Half circle unfilled" is designed for a marker width of 0.45 cm, so that it can encircle a filled circle as it is needed for the symbol 'interface'. The line width inside the marker scales together with the marker width. (Regina Henschel)</text:p>
          </table:table-cell>
        </table:table-row>
        <table:table-row table:style-name="ro2">
          <table:table-cell office:value-type="string" calcext:value-type="string">
            <text:p>Start Impress without the wizard by default. The wizard can still be run manually from "File -&gt; Wizards -&gt; Presentation," alternatively, the autostart can be activated again under "Tools -&gt; Options -&gt; Impress -&gt; General -&gt; Start with wizard". (Tim Hardeck)</text:p>
          </table:table-cell>
        </table:table-row>
        <table:table-row table:style-name="ro2">
          <table:table-cell office:value-type="string" calcext:value-type="string">
            <text:p>Presenter Console now features a "Exchange Screen Images" button to work around the bug that in some cases the projector/presentation screen was picked for the Presenter Console instead of the speaker's laptop screen. (Michael Meeks, Astron). </text:p>
          </table:table-cell>
        </table:table-row>
        <table:table-row table:style-name="ro2">
          <table:table-cell office:value-type="string" calcext:value-type="string">
            <text:p>Better support for importing Smart Art. Reduced broken imports from pptx with smart arts. (Muthu Subramanian K) Try this example PPTX presentaion: extlst-test.pptx</text:p>
          </table:table-cell>
        </table:table-row>
        <table:table-row table:style-name="ro2">
          <table:table-cell office:value-type="string" calcext:value-type="string">
            <text:p>Better Custom Shapes and their Presets PPTX import. Custom Shapes import was greatly enhanced, many bugs were fixed and new presets implementation added. Try this example PPTX presentation with slide containing custom shapes identical to presets. In 3.5, it should look like the screenshot below, in older versions it shows a lot of problems (Radek Doulik): Cshape-all.pptx.</text:p>
          </table:table-cell>
        </table:table-row>
        <table:table-row table:style-name="ro2">
          <table:table-cell office:value-type="string" calcext:value-type="string">
            <text:p>The following image shows all the preset shapes as they were in the previous version (3.4) before the feature was improved.</text:p>
          </table:table-cell>
        </table:table-row>
        <table:table-row table:style-name="ro2">
          <table:table-cell/>
        </table:table-row>
        <table:table-row table:style-name="ro2">
          <table:table-cell table:style-name="ce2" office:value-type="string" calcext:value-type="string">
            <text:p>Math</text:p>
          </table:table-cell>
        </table:table-row>
        <table:table-row table:style-name="ro2">
          <table:table-cell office:value-type="string" calcext:value-type="string">
            <text:p>New "does not exist" ∄ symbol. (Julien Nabet)</text:p>
          </table:table-cell>
        </table:table-row>
        <table:table-row table:style-name="ro2">
          <table:table-cell office:value-type="string" calcext:value-type="string">
            <text:p>Support for export and import of Math formulas in Office Open XML (docx) documents. (Luboš Luňák)</text:p>
          </table:table-cell>
        </table:table-row>
        <table:table-row table:style-name="ro2">
          <table:table-cell office:value-type="string" calcext:value-type="string">
            <text:p>New symbols for Games theory. (Olivier Hallot)</text:p>
          </table:table-cell>
        </table:table-row>
        <table:table-row table:style-name="ro2">
          <table:table-cell/>
        </table:table-row>
        <table:table-row table:style-name="ro2">
          <table:table-cell table:style-name="ce2" office:value-type="string" calcext:value-type="string">
            <text:p>Base</text:p>
          </table:table-cell>
        </table:table-row>
        <table:table-row table:style-name="ro2">
          <table:table-cell office:value-type="string" calcext:value-type="string">
            <text:p>Lots of bug fixes.</text:p>
          </table:table-cell>
        </table:table-row>
        <table:table-row table:style-name="ro2">
          <table:table-cell office:value-type="string" calcext:value-type="string">
            <text:p>Integrated PostgreSQL native driver. Will be shipped out of the box with LibreOffice 3.5. The driver is still beta-quality, but works well (and much faster than alternatives such as JDBC or ODBC) for basic features. We will continue to improve the driver in the 3.6 release cycle. (Lionel Elie Mamane)</text:p>
          </table:table-cell>
        </table:table-row>
        <table:table-row table:style-name="ro2">
          <table:table-cell/>
        </table:table-row>
        <table:table-row table:style-name="ro2">
          <table:table-cell table:style-name="ce2" office:value-type="string" calcext:value-type="string">
            <text:p>Filters</text:p>
          </table:table-cell>
        </table:table-row>
        <table:table-row table:style-name="ro2">
          <table:table-cell office:value-type="string" calcext:value-type="string">
            <text:p>Import filter for MS Visio documents. (Fridrich Štrba, Eilidh McAdam, Valek Filippov)</text:p>
          </table:table-cell>
        </table:table-row>
        <table:table-row table:style-name="ro2">
          <table:table-cell office:value-type="string" calcext:value-type="string">
            <text:p>DNetwork.vsd in Visio DNetwork.vsd in LibreOffice Draw</text:p>
          </table:table-cell>
        </table:table-row>
        <table:table-row table:style-name="ro2">
          <table:table-cell office:value-type="string" calcext:value-type="string">
            <text:p>OrgChart.vsd in Visio OrgChart.vsd in LibreOffice Draw</text:p>
          </table:table-cell>
        </table:table-row>
        <table:table-row table:style-name="ro2">
          <table:table-cell office:value-type="string" calcext:value-type="string">
            <text:p>Calendar.vsd in Visio Calendar.vsd in LibreOffice Draw</text:p>
          </table:table-cell>
        </table:table-row>
        <table:table-row table:style-name="ro2">
          <table:table-cell office:value-type="string" calcext:value-type="string">
            <text:p>Writer RTF import rewrite, see here for details. (Miklos Vajna)</text:p>
          </table:table-cell>
        </table:table-row>
        <table:table-row table:style-name="ro2">
          <table:table-cell office:value-type="string" calcext:value-type="string">
            <text:p>Various DOCX import improvements, see here for details. (Miklos Vajna)</text:p>
          </table:table-cell>
        </table:table-row>
        <table:table-row table:style-name="ro2">
          <table:table-cell/>
        </table:table-row>
        <table:table-row table:style-name="ro2">
          <table:table-cell table:style-name="ce2" office:value-type="string" calcext:value-type="string">
            <text:p>Basic IDE</text:p>
          </table:table-cell>
        </table:table-row>
        <table:table-row table:style-name="ro2">
          <table:table-cell office:value-type="string" calcext:value-type="string">
            <text:p>There is a new menu item View-&gt;Line Numbers that toggles line numbers in the editor window. (August Sodora)</text:p>
          </table:table-cell>
        </table:table-row>
        <table:table-row table:style-name="ro2">
          <table:table-cell office:value-type="string" calcext:value-type="string">
            <text:p>There is a new menu item View-&gt;Goto Line to complement the above. (Noel Power)</text:p>
          </table:table-cell>
        </table:table-row>
        <table:table-row table:style-name="ro2">
          <table:table-cell office:value-type="string" calcext:value-type="string">
            <text:p>Dialog controls now have a spinbutton. (Noel Power)</text:p>
          </table:table-cell>
        </table:table-row>
        <table:table-row table:style-name="ro2">
          <table:table-cell/>
        </table:table-row>
        <table:table-row table:style-name="ro2">
          <table:table-cell table:style-name="ce2" office:value-type="string" calcext:value-type="string">
            <text:p>Core changes</text:p>
          </table:table-cell>
        </table:table-row>
        <table:table-row table:style-name="ro2">
          <table:table-cell/>
        </table:table-row>
        <table:table-row table:style-name="ro2">
          <table:table-cell table:style-name="ce2" office:value-type="string" calcext:value-type="string">
            <text:p>GUI</text:p>
          </table:table-cell>
        </table:table-row>
        <table:table-row table:style-name="ro2">
          <table:table-cell office:value-type="string" calcext:value-type="string">
            <text:p>The color picker (available e.g. in Tools -&gt; Options -&gt; Colors, press “Edit”) has been rewritten to be more modern and usable. See this video: http://www.youtube.com/watch?v=rPu6EmIxkIM&amp;hd=1 (Christian Lippka)</text:p>
          </table:table-cell>
        </table:table-row>
        <table:table-row table:style-name="ro2">
          <table:table-cell office:value-type="string" calcext:value-type="string">
            <text:p>The application color settings (Tools -&gt; Options -&gt; Appearance) now have correct color previews for ‘Automatic’ colors in the combo drop-downs.</text:p>
          </table:table-cell>
        </table:table-row>
        <table:table-row table:style-name="ro2">
          <table:table-cell office:value-type="string" calcext:value-type="string">
            <text:p>Natural Sorting: Menus list their entries in a natural sort order; e.g., “Heading 10” now appears directly after “Heading 9” in the list instead of directly after “Heading 1”. See before and after screenshots. Example is in Writer &gt; Format &gt; Styles and Formatting. (Sébastien Le Ray)</text:p>
          </table:table-cell>
        </table:table-row>
        <table:table-row table:style-name="ro2">
          <table:table-cell office:value-type="string" calcext:value-type="string">
            <text:p>Substantial cleanup and re-factoring of vcl’s unix backends: adding initial port to gtk3, and hence via Broadway a web office prototype. (Michael Meeks, Lucas Baudin, Caolan McNamara, Cosimo Cecchi)</text:p>
          </table:table-cell>
        </table:table-row>
        <table:table-row table:style-name="ro2">
          <table:table-cell office:value-type="string" calcext:value-type="string">
            <text:p>Moved context-sensitive toolbars to the bottom to prevent them from overlaying important parts of the document. (Tim Hardeck)</text:p>
          </table:table-cell>
        </table:table-row>
        <table:table-row table:style-name="ro2">
          <table:table-cell office:value-type="string" calcext:value-type="string">
            <text:p>The "Insert Movie and Sound" dialog now has a "Link" checkbox, enabling the embedding of media files into ODF package based documents. (Michael Stahl)</text:p>
          </table:table-cell>
        </table:table-row>
        <table:table-row table:style-name="ro2">
          <table:table-cell office:value-type="string" calcext:value-type="string">
            <text:p>The unused toolbar menus were removed from the toolbars, and the indication that there are some hidden items was updated to look nicer; see the longer description. (Jan Holesovsky)</text:p>
          </table:table-cell>
        </table:table-row>
        <table:table-row table:style-name="ro2">
          <table:table-cell office:value-type="string" calcext:value-type="string">
            <text:p>Added a Scan button to the scan dialog for unix. (Rob Snelders)</text:p>
          </table:table-cell>
        </table:table-row>
        <table:table-row table:style-name="ro2">
          <table:table-cell office:value-type="string" calcext:value-type="string">
            <text:p>New object handles that use alpha transparency to improve usability. The legacy options of “Modern” vs. “Simple” and "Small" vs. "Large" handles were removed at the same time, to reduce toolbar clutter and user confusion (Tim Hardeck, Michael Meeks, Astron).</text:p>
          </table:table-cell>
        </table:table-row>
        <table:table-row table:style-name="ro2">
          <table:table-cell office:value-type="string" calcext:value-type="string">
            <text:p>The Extension Manager dialog now has 3 checkboxes to allow the selection of the type of extension to display: Bundled (Installation), Shared and User, or a combination of the three (Olivier Hallot).</text:p>
          </table:table-cell>
        </table:table-row>
        <table:table-row table:style-name="ro2">
          <table:table-cell office:value-type="string" calcext:value-type="string">
            <text:p>Several GTK+ right-to-left interface glitches have been fixed making LibreOffice more RTL-aware and consistent with native GTK+ applications. (Khaled Hosny)</text:p>
          </table:table-cell>
        </table:table-row>
        <table:table-row table:style-name="ro2">
          <table:table-cell office:value-type="string" calcext:value-type="string">
            <text:p>Dialog appearing when saving in other formats than ODF has been improved for better user experience. The truncated button strings in translations have been fixed. (Josh Heidenreich, Andras Timar, William Gathoye)</text:p>
          </table:table-cell>
        </table:table-row>
        <table:table-row table:style-name="ro2">
          <table:table-cell office:value-type="string" calcext:value-type="string">
            <text:p>Performance</text:p>
          </table:table-cell>
        </table:table-row>
        <table:table-row table:style-name="ro2">
          <table:table-cell office:value-type="string" calcext:value-type="string">
            <text:p>Large amounts of dead code removal reducing code size &amp; bloat. (Caolan McNamara, Joseph Powers)</text:p>
          </table:table-cell>
        </table:table-row>
        <table:table-row table:style-name="ro2">
          <table:table-cell office:value-type="string" calcext:value-type="string">
            <text:p>Legacy binary file format filters cleanup to remove un-used write support. (Joseph Powers)</text:p>
          </table:table-cell>
        </table:table-row>
        <table:table-row table:style-name="ro2">
          <table:table-cell/>
        </table:table-row>
        <table:table-row table:style-name="ro2">
          <table:table-cell table:style-name="ce2" office:value-type="string" calcext:value-type="string">
            <text:p>Different Encryption Algorithm</text:p>
          </table:table-cell>
        </table:table-row>
        <table:table-row table:style-name="ro2">
          <table:table-cell office:value-type="string" calcext:value-type="string">
            <text:p>In LibreOffice 3.5, a different, more often used encryption (AES) will be introduced to replace the previously used one (Blowfish).In consequence, files encrypted with LibreOffice 3.5 can not be opened by LibreOffice 3.4.4 and earlier. LibreOffice 3.4.5 enables you to open those files. However, on saving again in LibreOffice 3.4.5, the old encryption will be used. Files with the old encryption of course can be used in LibreOffice 3.5.0 Related issues: fdo#43868 and fdo#40006.</text:p>
          </table:table-cell>
        </table:table-row>
        <table:table-row table:style-name="ro2">
          <table:table-cell/>
        </table:table-row>
        <table:table-row table:style-name="ro2">
          <table:table-cell table:style-name="ce2" office:value-type="string" calcext:value-type="string">
            <text:p>Other</text:p>
          </table:table-cell>
        </table:table-row>
        <table:table-row table:style-name="ro2">
          <table:table-cell office:value-type="string" calcext:value-type="string">
            <text:p>Fixed the Check for Updates... mechanism, and implemented the server side. It checks for updates automatically at user defined intervals, and allows manual download of the newest version. (Jan Holesovsky)</text:p>
          </table:table-cell>
        </table:table-row>
        <table:table-row table:style-name="ro2">
          <table:table-cell office:value-type="string" calcext:value-type="string">
            <text:p>User profile path on Linux changed from ~/.libreoffice to ~/.config/libreoffice (see mail archive)</text:p>
          </table:table-cell>
        </table:table-row>
        <table:table-row table:style-name="ro2">
          <table:table-cell office:value-type="string" calcext:value-type="string">
            <text:p>Liberation fonts now included in Windows builds (commit). (Olivier Hallot)</text:p>
          </table:table-cell>
        </table:table-row>
        <table:table-row table:style-name="ro2">
          <table:table-cell office:value-type="string" calcext:value-type="string">
            <text:p>LibreOffice will now use the newest Berkeley DB installed on the system (at compile time), not the oldest. (Lionel Elie Mamane)</text:p>
          </table:table-cell>
        </table:table-row>
        <table:table-row table:style-name="ro2">
          <table:table-cell office:value-type="string" calcext:value-type="string">
            <text:p>LibreOffice will now accept using a Java that is a symlink. (Lionel Elie Mamane, from a Debian/oo-build patch)</text:p>
          </table:table-cell>
        </table:table-row>
        <table:table-row table:style-name="ro2">
          <table:table-cell office:value-type="string" calcext:value-type="string">
            <text:p>Support for Java 7 (1.7) added. User can select between Java 6 or 7 engine, if both are installed.</text:p>
          </table:table-cell>
        </table:table-row>
        <table:table-row table:style-name="ro2">
          <table:table-cell office:value-type="string" calcext:value-type="string">
            <text:p>Support for Duden Korrektor extension versions 5.0 and 6.0 added. Due to a bug in the extension, both versions refuse to install in LibreOffice 3.4 (see comment 7 in fdo#37561 for a workaround). The bug was fixed in Duden Korrektor 8.0. That is, LibreOffice 3.5 works with Duden Korrektor versions 5.0, 6.0 as well as 8.0. Duden Korrektor is a commercial extension providing various writing aids for the German language. (Fridrich Štrba)</text:p>
          </table:table-cell>
        </table:table-row>
        <table:table-row table:style-name="ro2">
          <table:table-cell/>
        </table:table-row>
        <table:table-row table:style-name="ro2">
          <table:table-cell table:style-name="ce2" office:value-type="string" calcext:value-type="string">
            <text:p>ODF 1.2 Conforming Documents</text:p>
          </table:table-cell>
        </table:table-row>
        <table:table-row table:style-name="ro2">
          <table:table-cell office:value-type="string" calcext:value-type="string">
            <text:p>LibreOffice 3.5 writes valid ODF 1.2</text:p>
          </table:table-cell>
        </table:table-row>
        <table:table-row table:style-name="ro2">
          <table:table-cell office:value-type="string" calcext:value-type="string">
            <text:p>Microsoft Office only officially supports ODF 1.1 and complains that ODF 1.2 and ODF 1.2 extended documents written by LibreOffice 3.5 are invalid.</text:p>
          </table:table-cell>
        </table:table-row>
        <table:table-row table:style-name="ro2">
          <table:table-cell office:value-type="string" calcext:value-type="string">
            <text:p>The warning from Microsoft Office can be safely ignored, and the "Repair" option will import the document.</text:p>
          </table:table-cell>
        </table:table-row>
        <table:table-row table:style-name="ro2">
          <table:table-cell office:value-type="string" calcext:value-type="string">
            <text:p>For users that find this annoying, a workaround is to open Tools-&gt;Options-&gt;Load/Save-&gt;General and set "ODF format version" to "1.0/1.1". However, please note that this will cause some information to be lost when storing documents. Related issues: fdo#44498</text:p>
          </table:table-cell>
        </table:table-row>
        <table:table-row table:style-name="ro2">
          <table:table-cell/>
        </table:table-row>
        <table:table-row table:style-name="ro2">
          <table:table-cell table:style-name="ce2" office:value-type="string" calcext:value-type="string">
            <text:p>Scripting</text:p>
          </table:table-cell>
        </table:table-row>
        <table:table-row table:style-name="ro2">
          <table:table-cell office:value-type="string" calcext:value-type="string">
            <text:p>Python UNO: It is now possible to initialize the members of an UNO structure by name instead of by position. (Lionel Elie Mamane)</text:p>
          </table:table-cell>
        </table:table-row>
        <table:table-row table:style-name="ro2">
          <table:table-cell office:value-type="string" calcext:value-type="string">
            <text:p>Improved error messages when Python UNO bridge fails to load. (Lionel Elie Mamane)</text:p>
          </table:table-cell>
        </table:table-row>
        <table:table-row table:style-name="ro2">
          <table:table-cell/>
        </table:table-row>
        <table:table-row table:style-name="ro2">
          <table:table-cell table:style-name="ce2" office:value-type="string" calcext:value-type="string">
            <text:p>Localization</text:p>
          </table:table-cell>
        </table:table-row>
        <table:table-row table:style-name="ro2">
          <table:table-cell office:value-type="string" calcext:value-type="string">
            <text:p>Added Arabic, Aragonese, Belarusian, Bengali, Breton, Bulgarian, Scottish Gaelic, Greek, Gujarati, Hindi, Latvian, Brazilian Portuguese, European Portuguese, Sinhala, and Telugu spelling dictionaries. (Andras Timar)</text:p>
          </table:table-cell>
        </table:table-row>
        <table:table-row table:style-name="ro2">
          <table:table-cell office:value-type="string" calcext:value-type="string">
            <text:p>Use of possessive genitive case and/or partitive month names if provided by a locale’s locale data (e.g., Russian, Polish, Finnish, Lithuanian, and others).</text:p>
          </table:table-cell>
        </table:table-row>
        <table:table-row table:style-name="ro2">
          <table:table-cell office:value-type="string" calcext:value-type="string">
            <text:p>If a day of month (D or DD) is present in a number formatter’s date format code, the month name for MMM or MMMM is displayed in possessive genitive case or partitive case.</text:p>
          </table:table-cell>
        </table:table-row>
        <table:table-row table:style-name="ro2">
          <table:table-cell office:value-type="string" calcext:value-type="string">
            <text:p>Else if no day of month is present, the month name is displayed as noun / nominative case.</text:p>
          </table:table-cell>
        </table:table-row>
        <table:table-row table:style-name="ro2">
          <table:table-cell office:value-type="string" calcext:value-type="string">
            <text:p>Corrections to Polish [pl-PL], Portuguese [pt-PT and pt-BR], Slovenian [sl-SI], and Latin [la-VA] locale data, esp. date formats. (Eike Rathke, Martin Srebotnjak, Mateusz Zasuwik, Olivier Hallot, Roman Eisele, Sérgio Marques)</text:p>
          </table:table-cell>
        </table:table-row>
        <table:table-row table:style-name="ro2">
          <table:table-cell office:value-type="string" calcext:value-type="string">
            <text:p>Initial support for two new UI languages, Luxembourgish (lb) and Tatar (tt)</text:p>
          </table:table-cell>
        </table:table-row>
        <table:table-row table:style-name="ro2">
          <table:table-cell office:value-type="string" calcext:value-type="string">
            <text:p>LibreOffice 3.5 supports 107 UI languages.</text:p>
          </table:table-cell>
        </table:table-row>
        <table:table-row table:style-name="ro2">
          <table:table-cell/>
        </table:table-row>
        <table:table-row table:style-name="ro2">
          <table:table-cell table:style-name="ce2" office:value-type="string" calcext:value-type="string">
            <text:p>Windows installer</text:p>
          </table:table-cell>
        </table:table-row>
        <table:table-row table:style-name="ro2">
          <table:table-cell office:value-type="string" calcext:value-type="string">
            <text:p>Instead of NSIS pre-installer + setup.exe loader + MSI file + separate CAB file + many language transforms + VC redistributable files, now we have a single MSI file with everything embedded. It contains language transforms as substorages, VC redistributables as merge modules and CAB file is embedded, too. (Andras Timar)</text:p>
          </table:table-cell>
        </table:table-row>
        <table:table-row table:style-name="ro2">
          <table:table-cell/>
        </table:table-row>
      </table:table>
      <table:table table:name="3.6" table:style-name="ta1">
        <table:table-column table:style-name="co2" table:default-cell-style-name="Default"/>
        <table:table-row table:style-name="ro2">
          <table:table-cell office:value-type="string" calcext:value-type="string">
            <text:p>3.6 New Features and Fixes</text:p>
          </table:table-cell>
        </table:table-row>
        <table:table-row table:style-name="ro2">
          <table:table-cell table:style-name="ce2" office:value-type="string" calcext:value-type="string">
            <text:p>Writer</text:p>
          </table:table-cell>
        </table:table-row>
        <table:table-row table:style-name="ro2">
          <table:table-cell office:value-type="string" calcext:value-type="string">
            <text:p>Format paintbrush can now differentiate character automatic formating applied to paragraphs from those applied to text portion inside the paragraph. (Thanks to Maxime De Roucy)</text:p>
          </table:table-cell>
        </table:table-row>
        <table:table-row table:style-name="ro2">
          <table:table-cell office:value-type="string" calcext:value-type="string">
            <text:p>Support for contextual spacing. (Thanks to Miklos Vajna)</text:p>
          </table:table-cell>
        </table:table-row>
        <table:table-row table:style-name="ro2">
          <table:table-cell office:value-type="string" calcext:value-type="string">
            <text:p>VML import now handles lines, rotations and flips. (Thanks to Miklos Vajna)</text:p>
          </table:table-cell>
        </table:table-row>
        <table:table-row table:style-name="ro2">
          <table:table-cell office:value-type="string" calcext:value-type="string">
            <text:p>DOCX import now handles GetExpression and SetExpression fields. (Thanks to Miklos Vajna)</text:p>
          </table:table-cell>
        </table:table-row>
        <table:table-row table:style-name="ro2">
          <table:table-cell office:value-type="string" calcext:value-type="string">
            <text:p>RTF/DOCX import/export handles document zoom settings. (Thanks to Miklos Vajna)</text:p>
          </table:table-cell>
        </table:table-row>
        <table:table-row table:style-name="ro2">
          <table:table-cell office:value-type="string" calcext:value-type="string">
            <text:p>Pressing "Ctrl+[" will decrease or "Ctrl+]" will increase the font size of the selected text, respectively. (Note that this function is not available for all localizations but will soon be updated to offer full support to all.) (Thanks to Paul Cameron) More info at bug Report: fdo#36187</text:p>
          </table:table-cell>
        </table:table-row>
        <table:table-row table:style-name="ro2">
          <table:table-cell office:value-type="string" calcext:value-type="string">
            <text:p>Updates to Word Count. (Thanks to Muhammad Haggag): Added Word Count to status bar. Bug report: fdo#34772, Fixed two miscounting bugs. Bug reports: fdo#46757 and fdo#50141</text:p>
          </table:table-cell>
        </table:table-row>
        <table:table-row table:style-name="ro2">
          <table:table-cell office:value-type="string" calcext:value-type="string">
            <text:p>Table AutoFormats now record the following table-level properties. (Thanks to Muhammad Hammag, bug report: fdo#31005) (Break, Keep with next paragraph, Repeat heading, Allow table split across pages, Allow rows to break across pages, Merge adjacent line styles, Table shadow)</text:p>
          </table:table-cell>
        </table:table-row>
        <table:table-row table:style-name="ro2">
          <table:table-cell office:value-type="string" calcext:value-type="string">
            <text:p>Shows Text Boundaries depending on the choice to display unprintable characters. (Thanks to Cédric Bosdonnat) More info on bug report: fdo#46073</text:p>
          </table:table-cell>
        </table:table-row>
        <table:table-row table:style-name="ro2">
          <table:table-cell office:value-type="string" calcext:value-type="string">
            <text:p>Support for importing Office SmartArt. (Thanks to Miklos Vajna)</text:p>
          </table:table-cell>
        </table:table-row>
        <table:table-row table:style-name="ro2">
          <table:table-cell office:value-type="string" calcext:value-type="string">
            <text:p>Label / Business Card Wizard Extension of label definitions with form (paper, page) size. Labels which are not centred on the form are created correctly. (Thanks to Winfried Donkers)</text:p>
          </table:table-cell>
        </table:table-row>
        <table:table-row table:style-name="ro2">
          <table:table-cell office:value-type="string" calcext:value-type="string">
            <text:p>All 1700+ predefined label definitions have been modified to include the form size and obsolete definitions have been removed. (Thanks to Winfried Donkers); </text:p>
          </table:table-cell>
        </table:table-row>
        <table:table-row table:style-name="ro2">
          <table:table-cell office:value-type="string" calcext:value-type="string">
            <text:p>Recalculation of label positions on the form. Label definitions with gaps between labels that are wider than the right margin now produce correct documents. (Thanks to Winfried Donkers)</text:p>
          </table:table-cell>
        </table:table-row>
        <table:table-row table:style-name="ro2">
          <table:table-cell office:value-type="string" calcext:value-type="string">
            <text:p>Existing user defined labels are automatically extended with form size.</text:p>
          </table:table-cell>
        </table:table-row>
        <table:table-row table:style-name="ro2">
          <table:table-cell office:value-type="string" calcext:value-type="string">
            <text:p>The form size can be entered/modified in the wizard dialog.(Thanks to Winfried Donkers)</text:p>
          </table:table-cell>
        </table:table-row>
        <table:table-row table:style-name="ro2">
          <table:table-cell/>
        </table:table-row>
        <table:table-row table:style-name="ro2">
          <table:table-cell table:style-name="ce2" office:value-type="string" calcext:value-type="string">
            <text:p>Calc</text:p>
          </table:table-cell>
        </table:table-row>
        <table:table-row table:style-name="ro2">
          <table:table-cell office:value-type="string" calcext:value-type="string">
            <text:p>"Ctrl+D" fills down in more familiar ways, filling with contents of the cell above if no cell is selected, and, filling down multiple cells with larger selections. (Thanks to Kohei Yoshida)</text:p>
          </table:table-cell>
        </table:table-row>
        <table:table-row table:style-name="ro2">
          <table:table-cell office:value-type="string" calcext:value-type="string">
            <text:p>New option to specify a custom sheet name prefix in new documents. (Thanks to Albert Thuswaldner)</text:p>
          </table:table-cell>
        </table:table-row>
        <table:table-row table:style-name="ro2">
          <table:table-cell office:value-type="string" calcext:value-type="string">
            <text:p>Merge cells option added to right-click menu. (Thanks to Greggory Hernandez) More info at bug report: fdo#37210 </text:p>
          </table:table-cell>
        </table:table-row>
        <table:table-row table:style-name="ro2">
          <table:table-cell office:value-type="string" calcext:value-type="string">
            <text:p>Sheets can now be hidden and/or shown by using the sheets tab context menu. (Thanks to Noel Power)</text:p>
          </table:table-cell>
        </table:table-row>
        <table:table-row table:style-name="ro2">
          <table:table-cell office:value-type="string" calcext:value-type="string">
            <text:p>Improved error message for invalid sheet name. (Thanks to Albert Thuswaldner) More info at bug report: fdo#45285</text:p>
          </table:table-cell>
        </table:table-row>
        <table:table-row table:style-name="ro2">
          <table:table-cell office:value-type="string" calcext:value-type="string">
            <text:p>Export conditional formatting to .xlsx (Thanks to Markus Mohrhard)</text:p>
          </table:table-cell>
        </table:table-row>
        <table:table-row table:style-name="ro2">
          <table:table-cell office:value-type="string" calcext:value-type="string">
            <text:p>Improved CSV file import. (Thanks to Eike Rathke)</text:p>
          </table:table-cell>
        </table:table-row>
        <table:table-row table:style-name="ro2">
          <table:table-cell office:value-type="string" calcext:value-type="string">
            <text:p>Handle lines with more than 64k characters (bug report: fdo#48501)</text:p>
          </table:table-cell>
        </table:table-row>
        <table:table-row table:style-name="ro2">
          <table:table-cell office:value-type="string" calcext:value-type="string">
            <text:p>Differentiated different error messages (bug report: fdo#48516)</text:p>
          </table:table-cell>
        </table:table-row>
        <table:table-row table:style-name="ro2">
          <table:table-cell office:value-type="string" calcext:value-type="string">
            <text:p>Better handling of broken CSV files where generator didn't follow RFC 4180 quote rules (bug report: fdo#48621)</text:p>
          </table:table-cell>
        </table:table-row>
        <table:table-row table:style-name="ro2">
          <table:table-cell office:value-type="string" calcext:value-type="string">
            <text:p>Import numbers in scientific notation without having to check "import special numbers" (bug report: fdo#39716)</text:p>
          </table:table-cell>
        </table:table-row>
        <table:table-row table:style-name="ro2">
          <table:table-cell office:value-type="string" calcext:value-type="string">
            <text:p>Better initial default separators, comma, semicolon and tab (bug report: fdo#38088)</text:p>
          </table:table-cell>
        </table:table-row>
        <table:table-row table:style-name="ro2">
          <table:table-cell office:value-type="string" calcext:value-type="string">
            <text:p>Added a "Save cell formulas instead of calculated values" option to CSV export. (Thanks to Florent Gallaire) More info at bug report: fdo#45664</text:p>
          </table:table-cell>
        </table:table-row>
        <table:table-row table:style-name="ro2">
          <table:table-cell office:value-type="string" calcext:value-type="string">
            <text:p>New spreadsheet functions as defined in ODF OpenFormula: (Thanks to Winfried Donkers, Eike Rathke and Regina Henschel)</text:p>
          </table:table-cell>
        </table:table-row>
        <table:table-row table:style-name="ro2">
          <table:table-cell office:value-type="string" calcext:value-type="string">
            <text:p>DATEDIF (bug report: fdo#44456)</text:p>
          </table:table-cell>
        </table:table-row>
        <table:table-row table:style-name="ro2">
          <table:table-cell office:value-type="string" calcext:value-type="string">
            <text:p>IMTAN, IMSEC, IMCSC, IMCOT, IMSINH, IMCOSH, IMSECH and IMCSCH (bug report: fdo#51017)</text:p>
          </table:table-cell>
        </table:table-row>
        <table:table-row table:style-name="ro2">
          <table:table-cell office:value-type="string" calcext:value-type="string">
            <text:p>Added support for field items in cells. (Thanks to Kohei Yoshida)</text:p>
          </table:table-cell>
        </table:table-row>
        <table:table-row table:style-name="ro2">
          <table:table-cell office:value-type="string" calcext:value-type="string">
            <text:p>Calc now allows sorting of data from the autofilter menu. (Thanks to Kohei Yoshida)</text:p>
          </table:table-cell>
        </table:table-row>
        <table:table-row table:style-name="ro2">
          <table:table-cell office:value-type="string" calcext:value-type="string">
            <text:p>Calc now supports allowing pasting only text, value, or formula from the context menu. (Thanks to Noel Power)</text:p>
          </table:table-cell>
        </table:table-row>
        <table:table-row table:style-name="ro2">
          <table:table-cell office:value-type="string" calcext:value-type="string">
            <text:p>Detailed configuration options for formula calculation. You can now configure the reference syntax for built-in function: INDIRECT. (Thanks to Kohei Yoshida)</text:p>
          </table:table-cell>
        </table:table-row>
        <table:table-row table:style-name="ro2">
          <table:table-cell office:value-type="string" calcext:value-type="string">
            <text:p>The limitation of 3 sort entries has been removed. (Thanks to Albert Thuswaldner) More info at bug report: fdo#45747</text:p>
          </table:table-cell>
        </table:table-row>
        <table:table-row table:style-name="ro2">
          <table:table-cell office:value-type="string" calcext:value-type="string">
            <text:p>Default number of sheets for new spreadsheets has been changed to 1. (Thanks to Stefan Knorr) More info at bug report: fdo#50183 </text:p>
          </table:table-cell>
        </table:table-row>
        <table:table-row table:style-name="ro2">
          <table:table-cell office:value-type="string" calcext:value-type="string">
            <text:p>Support for X errorbars in scatter and bar charts, importing and exporting to .xls and .ods when using ODF 1.2 (extended).(Thanks to Rafael Dominguez) More info at bug report: fdo#33773 </text:p>
          </table:table-cell>
        </table:table-row>
        <table:table-row table:style-name="ro2">
          <table:table-cell office:value-type="string" calcext:value-type="string">
            <text:p>Support for color scales and data bars. Import from .xlsx and import/export from/to .ods in ODF 1.2 (extended). Warning: Some limitations still apply which will be fixed in 4.0.0 (Thanks to Markus Mohrhard)</text:p>
          </table:table-cell>
        </table:table-row>
        <table:table-row table:style-name="ro2">
          <table:table-cell office:value-type="string" calcext:value-type="string">
            <text:p>New dialogs for conditional formats to support color scales and data bars. (Thanks to Stefan Knorr and Markus Mohrhard)</text:p>
          </table:table-cell>
        </table:table-row>
        <table:table-row table:style-name="ro2">
          <table:table-cell/>
        </table:table-row>
        <table:table-row table:style-name="ro2">
          <table:table-cell table:style-name="ce2" office:value-type="string" calcext:value-type="string">
            <text:p>Impress</text:p>
          </table:table-cell>
        </table:table-row>
        <table:table-row table:style-name="ro2">
          <table:table-cell office:value-type="string" calcext:value-type="string">
            <text:p>Added widescreen format for Impress slideshows. (Thanks to Rob Snelders) More info on bug report: fdo#42986</text:p>
          </table:table-cell>
        </table:table-row>
        <table:table-row table:style-name="ro2">
          <table:table-cell office:value-type="string" calcext:value-type="string">
            <text:p>Impress now correctly detects the external display and puts the presenter console on the local display. (Thanks to Michael Meeks)</text:p>
          </table:table-cell>
        </table:table-row>
        <table:table-row table:style-name="ro2">
          <table:table-cell office:value-type="string" calcext:value-type="string">
            <text:p>10 new Impress master pages. (Thanks to Alexander Wilms, Mateus Machado Luna, Björn Michaelsen)</text:p>
          </table:table-cell>
        </table:table-row>
        <table:table-row table:style-name="ro2">
          <table:table-cell/>
        </table:table-row>
        <table:table-row table:style-name="ro2">
          <table:table-cell table:style-name="ce2" office:value-type="string" calcext:value-type="string">
            <text:p>Math</text:p>
          </table:table-cell>
        </table:table-row>
        <table:table-row table:style-name="ro2">
          <table:table-cell office:value-type="string" calcext:value-type="string">
            <text:p>Format dialogues (Font, Font Size and Spacing) and the Symbols dialogue (Tools -&gt; Catalog) now have a button linking to Help. (Thanks to Karan Desai) More info on bug reports: fdo#47860, fdo#47862, fdo#47863, fdo#47864.</text:p>
          </table:table-cell>
        </table:table-row>
        <table:table-row table:style-name="ro2">
          <table:table-cell/>
        </table:table-row>
        <table:table-row table:style-name="ro2">
          <table:table-cell table:style-name="ce2" office:value-type="string" calcext:value-type="string">
            <text:p>Basic IDE</text:p>
          </table:table-cell>
        </table:table-row>
        <table:table-row table:style-name="ro2">
          <table:table-cell office:value-type="string" calcext:value-type="string">
            <text:p>Docked Object Catalog pane. (Thanks to Bence Tomcsik)</text:p>
          </table:table-cell>
        </table:table-row>
        <table:table-row table:style-name="ro2">
          <table:table-cell/>
        </table:table-row>
        <table:table-row table:style-name="ro2">
          <table:table-cell table:style-name="ce2" office:value-type="string" calcext:value-type="string">
            <text:p>Core Changes</text:p>
          </table:table-cell>
        </table:table-row>
        <table:table-row table:style-name="ro2">
          <table:table-cell office:value-type="string" calcext:value-type="string">
            <text:p>Filters</text:p>
          </table:table-cell>
        </table:table-row>
        <table:table-row table:style-name="ro2">
          <table:table-cell office:value-type="string" calcext:value-type="string">
            <text:p>ODF Export now comes with a "ODF 1.2 Extended (compact mode)" that gives better interoperability with older consumers of the Open Document Format. (Thanks to Thorsten Behrens)</text:p>
          </table:table-cell>
        </table:table-row>
        <table:table-row table:style-name="ro2">
          <table:table-cell office:value-type="string" calcext:value-type="string">
            <text:p>PDF Export with Watermark option. (Thanks to Andreas Mantke)</text:p>
          </table:table-cell>
        </table:table-row>
        <table:table-row table:style-name="ro2">
          <table:table-cell office:value-type="string" calcext:value-type="string">
            <text:p>Implementation of import filter for Corel Draw documents. More info here and here. (Thanks to Fridrich Strba)</text:p>
          </table:table-cell>
        </table:table-row>
        <table:table-row table:style-name="ro2">
          <table:table-cell office:value-type="string" calcext:value-type="string">
            <text:p>Corel Draw Import</text:p>
          </table:table-cell>
        </table:table-row>
        <table:table-row table:style-name="ro2">
          <table:table-cell office:value-type="string" calcext:value-type="string">
            <text:p>Corel Draw Import</text:p>
          </table:table-cell>
        </table:table-row>
        <table:table-row table:style-name="ro2">
          <table:table-cell office:value-type="string" calcext:value-type="string">
            <text:p>LibreOffice Draw</text:p>
          </table:table-cell>
        </table:table-row>
        <table:table-row table:style-name="ro2">
          <table:table-cell office:value-type="string" calcext:value-type="string">
            <text:p>GUI</text:p>
          </table:table-cell>
        </table:table-row>
        <table:table-row table:style-name="ro2">
          <table:table-cell office:value-type="string" calcext:value-type="string">
            <text:p>General cleanup of the UI: 3D borders in rulers and status bars were removed, toolbars are borderless and have a subtle background gradient for improved look (Win Vista/7). (Thanks to Mirek Mazel, Stefan Knorr, Jan Holesovsky and Michael Meeks)</text:p>
          </table:table-cell>
        </table:table-row>
        <table:table-row table:style-name="ro2">
          <table:table-cell office:value-type="string" calcext:value-type="string">
            <text:p>LibreOffice 3.5 LibreOffice 3.6</text:p>
          </table:table-cell>
        </table:table-row>
        <table:table-row table:style-name="ro2">
          <table:table-cell office:value-type="string" calcext:value-type="string">
            <text:p>Rulers are now much cleaner and more light-weight. (Thanks to Mirek Mazel and Jan Holesovsky)</text:p>
          </table:table-cell>
        </table:table-row>
        <table:table-row table:style-name="ro2">
          <table:table-cell office:value-type="string" calcext:value-type="string">
            <text:p>New Splash Screen. (Thanks to Andrea Soragna and Stefan Knorr)</text:p>
          </table:table-cell>
        </table:table-row>
        <table:table-row table:style-name="ro2">
          <table:table-cell office:value-type="string" calcext:value-type="string">
            <text:p>A redesigned "About" dialog for a cleaner look. (Thanks to Andrew Higginson, and Stefan Knorr)</text:p>
          </table:table-cell>
        </table:table-row>
        <table:table-row table:style-name="ro2">
          <table:table-cell office:value-type="string" calcext:value-type="string">
            <text:p>New artwork for the Start Office.(Thanks to Stefan Knorr)</text:p>
          </table:table-cell>
        </table:table-row>
        <table:table-row table:style-name="ro2">
          <table:table-cell office:value-type="string" calcext:value-type="string">
            <text:p>Clicking the "&gt;&gt;" overflow button will not show toolbar options anymore. The full options can be shown by right-clicking the toolbar. Bug report: fdo#38276. (Thanks to Iain Billett)</text:p>
          </table:table-cell>
        </table:table-row>
        <table:table-row table:style-name="ro2">
          <table:table-cell office:value-type="string" calcext:value-type="string">
            <text:p>GTK themes are now able to render background gradient. (Thanks to Ruslan Kabatsayev)</text:p>
          </table:table-cell>
        </table:table-row>
        <table:table-row table:style-name="ro2">
          <table:table-cell office:value-type="string" calcext:value-type="string">
            <text:p>GTK themes now have a way for tab prelight rendering.(Thanks to Ruslan Kabatsayev)</text:p>
          </table:table-cell>
        </table:table-row>
        <table:table-row table:style-name="ro2">
          <table:table-cell office:value-type="string" calcext:value-type="string">
            <text:p>Writer and Calc now use split colour buttons making it possible to apply the last used colour with one mouse click for font, background, border and highlight colours. (Thanks to Winfried Donkers)</text:p>
          </table:table-cell>
        </table:table-row>
        <table:table-row table:style-name="ro2">
          <table:table-cell office:value-type="string" calcext:value-type="string">
            <text:p>GTK theming is implemented for fixed lines and frames. (Thanks to Ruslan Kabatsayev)</text:p>
          </table:table-cell>
        </table:table-row>
        <table:table-row table:style-name="ro2">
          <table:table-cell office:value-type="string" calcext:value-type="string">
            <text:p>Default to Tango icon set in Mac OSX. (Thanks to Michael Meeks and the UI team)</text:p>
          </table:table-cell>
        </table:table-row>
        <table:table-row table:style-name="ro2">
          <table:table-cell office:value-type="string" calcext:value-type="string">
            <text:p>Support for Trinity Desktop Environment integration. (Thanks to Timothy Pearson and original KDE3 authors)</text:p>
          </table:table-cell>
        </table:table-row>
        <table:table-row table:style-name="ro2">
          <table:table-cell office:value-type="string" calcext:value-type="string">
            <text:p>Dictionary choice removed in spellchecker when there is only one dictionary active. Bug report: fdo#40778. (Thanks to Caolán McNamara &amp; Rob Snelders)</text:p>
          </table:table-cell>
        </table:table-row>
        <table:table-row table:style-name="ro2">
          <table:table-cell office:value-type="string" calcext:value-type="string">
            <text:p>Zooming now is based on a geometric progression. Bug report: fdo#44173. (Thanks to Tim Hardeck)</text:p>
          </table:table-cell>
        </table:table-row>
        <table:table-row table:style-name="ro2">
          <table:table-cell/>
        </table:table-row>
        <table:table-row table:style-name="ro2">
          <table:table-cell table:style-name="ce2" office:value-type="string" calcext:value-type="string">
            <text:p>Other</text:p>
          </table:table-cell>
        </table:table-row>
        <table:table-row table:style-name="ro2">
          <table:table-cell office:value-type="string" calcext:value-type="string">
            <text:p>Added Lanczos algorithm for resizing of images. Bug report: fdo#46378. (Thanks to Tomaž Vajngerl)</text:p>
          </table:table-cell>
        </table:table-row>
        <table:table-row table:style-name="ro2">
          <table:table-cell office:value-type="string" calcext:value-type="string">
            <text:p>Macro recording can be activated with a seperate option: Tools -&gt; Options -&gt; General -&gt; Enable macro recording. Bug report: fdo#41865. (Thanks to Cor Nouws)</text:p>
          </table:table-cell>
        </table:table-row>
        <table:table-row table:style-name="ro2">
          <table:table-cell office:value-type="string" calcext:value-type="string">
            <text:p>Support for Japanese postcard paper size in all applications. (Thanks to Takeshi Abe)</text:p>
          </table:table-cell>
        </table:table-row>
        <table:table-row table:style-name="ro2">
          <table:table-cell office:value-type="string" calcext:value-type="string">
            <text:p>Recent Documents list is updated on Save, Save As and Close. Bug report: fdo#37775. (Thanks to Muhammad Haggag)</text:p>
          </table:table-cell>
        </table:table-row>
        <table:table-row table:style-name="ro2">
          <table:table-cell office:value-type="string" calcext:value-type="string">
            <text:p>Allow for editing of read-only documents. (Thanks to Stephan Bergmann)</text:p>
          </table:table-cell>
        </table:table-row>
        <table:table-row table:style-name="ro2">
          <table:table-cell office:value-type="string" calcext:value-type="string">
            <text:p>Added "Support for assistive technology tools" to installation process. Bug report: fdo#39833. (Thanks to Andras Timar)</text:p>
          </table:table-cell>
        </table:table-row>
        <table:table-row table:style-name="ro2">
          <table:table-cell/>
        </table:table-row>
        <table:table-row table:style-name="ro2">
          <table:table-cell table:style-name="ce2" office:value-type="string" calcext:value-type="string">
            <text:p>Localization</text:p>
          </table:table-cell>
        </table:table-row>
        <table:table-row table:style-name="ro2">
          <table:table-cell office:value-type="string" calcext:value-type="string">
            <text:p>Implemented locale dependent date acceptance patterns for input of incomplete dates. This prevents erroneous detection of dates in Calc and Writer cell inputand CSV file import. (Thanks to Eike Rathke)</text:p>
          </table:table-cell>
        </table:table-row>
        <table:table-row table:style-name="ro2">
          <table:table-cell office:value-type="string" calcext:value-type="string">
            <text:p>Added en-MW locale data. (Thanks to Eike Rathke)</text:p>
          </table:table-cell>
        </table:table-row>
        <table:table-row table:style-name="ro2">
          <table:table-cell office:value-type="string" calcext:value-type="string">
            <text:p>Added myv-RU locale data.</text:p>
          </table:table-cell>
        </table:table-row>
        <table:table-row table:style-name="ro2">
          <table:table-cell office:value-type="string" calcext:value-type="string">
            <text:p>Improved language tools (spellchecker, thesaurus and hyphenation patterns).</text:p>
          </table:table-cell>
        </table:table-row>
        <table:table-row table:style-name="ro2">
          <table:table-cell office:value-type="string" calcext:value-type="string">
            <text:p>Updated pt-BR spellchecker.</text:p>
          </table:table-cell>
        </table:table-row>
        <table:table-row table:style-name="ro2">
          <table:table-cell office:value-type="string" calcext:value-type="string">
            <text:p>(Thanks to Raimundo Moura)</text:p>
          </table:table-cell>
        </table:table-row>
        <table:table-row table:style-name="ro2">
          <table:table-cell office:value-type="string" calcext:value-type="string">
            <text:p>Updated Swedish spell-check dictionary. </text:p>
          </table:table-cell>
        </table:table-row>
        <table:table-row table:style-name="ro2">
          <table:table-cell office:value-type="string" calcext:value-type="string">
            <text:p>Updated French spell-check dictionary and thesaurus.</text:p>
          </table:table-cell>
        </table:table-row>
        <table:table-row table:style-name="ro2">
          <table:table-cell office:value-type="string" calcext:value-type="string">
            <text:p>Updated Czech thesaurus.</text:p>
          </table:table-cell>
        </table:table-row>
        <table:table-row table:style-name="ro2">
          <table:table-cell office:value-type="string" calcext:value-type="string">
            <text:p>Greatly improved German language tools with over 30,000 new words added to the German spell-check dictionary and over 7000 new symbols added to the German thesaurus. Hyphenation patterns are also improved.</text:p>
          </table:table-cell>
        </table:table-row>
        <table:table-row table:style-name="ro2">
          <table:table-cell office:value-type="string" calcext:value-type="string">
            <text:p>Substantial improvements to the Danish spellchecker and thesaurus.</text:p>
          </table:table-cell>
        </table:table-row>
        <table:table-row table:style-name="ro2">
          <table:table-cell/>
        </table:table-row>
        <table:table-row table:style-name="ro2">
          <table:table-cell office:value-type="string" calcext:value-type="string">
            <text:p>The default locale is now the default locale of the operating system. Bug report: fdo#45830.</text:p>
          </table:table-cell>
        </table:table-row>
        <table:table-row table:style-name="ro2">
          <table:table-cell office:value-type="string" calcext:value-type="string">
            <text:p>(Thanks to Rob Snelders)</text:p>
          </table:table-cell>
        </table:table-row>
        <table:table-row table:style-name="ro2">
          <table:table-cell/>
        </table:table-row>
        <table:table-row table:style-name="ro2">
          <table:table-cell table:style-name="ce2" office:value-type="string" calcext:value-type="string">
            <text:p>Performance</text:p>
          </table:table-cell>
        </table:table-row>
        <table:table-row table:style-name="ro2">
          <table:table-cell office:value-type="string" calcext:value-type="string">
            <text:p>Substantially improved OLE2 document import: .doc, .xls and .ppt. (Thanks to Caolan McNamara and Michael Meeks)</text:p>
          </table:table-cell>
        </table:table-row>
        <table:table-row table:style-name="ro2">
          <table:table-cell office:value-type="string" calcext:value-type="string">
            <text:p>Substantially improved simple .doc/.docx import. (Thanks to Michael Meeks and Caolan McNamara)</text:p>
          </table:table-cell>
        </table:table-row>
        <table:table-row table:style-name="ro2">
          <table:table-cell office:value-type="string" calcext:value-type="string">
            <text:p>Large document scrolling/re-layout/interactive editing improvements. (Thanks to Caolan McNamara)</text:p>
          </table:table-cell>
        </table:table-row>
        <table:table-row table:style-name="ro2">
          <table:table-cell office:value-type="string" calcext:value-type="string">
            <text:p>Large autocorrect lists handled around twice as fast. (Thanks to Michael Meeks)</text:p>
          </table:table-cell>
        </table:table-row>
        <table:table-row table:style-name="ro2">
          <table:table-cell office:value-type="string" calcext:value-type="string">
            <text:p>Improved performance for pivot tables in Calc. Refreshing of pivot table should be 35-50% faster than 3.5. In addition, the memory footprint of the pivot table is greatly reduced. (Thanks to Kohei Yoshida)</text:p>
          </table:table-cell>
        </table:table-row>
        <table:table-row table:style-name="ro2">
          <table:table-cell office:value-type="string" calcext:value-type="string">
            <text:p>Improved performance of raw cell value import from .xlsx spreadsheets. (Thanks to Daniel Bankston)</text:p>
          </table:table-cell>
        </table:table-row>
        <table:table-row table:style-name="ro2">
          <table:table-cell office:value-type="string" calcext:value-type="string">
            <text:p>Improved performance of merged cell and matrix range import from .ods files. (Thanks to Daniel Bankston)</text:p>
          </table:table-cell>
        </table:table-row>
        <table:table-row table:style-name="ro2">
          <table:table-cell office:value-type="string" calcext:value-type="string">
            <text:p>Embedded HSQLDB databases are now size-minimized before being saved because Base uses "CHECKPOINT DEFRAG" instead of "CHECKPOINT". This means that the space occupied by deleted rows is reall freed up. (Thanks to Lionel Mamane)</text:p>
          </table:table-cell>
        </table:table-row>
        <table:table-row table:style-name="ro2">
          <table:table-cell/>
        </table:table-row>
      </table:table>
      <table:table table:name="4.0" table:style-name="ta1">
        <table:table-column table:style-name="co2" table:default-cell-style-name="Default"/>
        <table:table-row table:style-name="ro2">
          <table:table-cell office:value-type="string">
            <text:p>4.0 New Features and Fixes</text:p>
          </table:table-cell>
        </table:table-row>
        <table:table-row table:style-name="ro2">
          <table:table-cell table:style-name="ce5" office:value-type="string">
            <text:p>Writer</text:p>
          </table:table-cell>
        </table:table-row>
        <table:table-row table:style-name="ro2">
          <table:table-cell office:value-type="string">
            <text:p>Enable attaching comments to document text ranges. fdo#38244 (Miklós Vajna)</text:p>
          </table:table-cell>
        </table:table-row>
        <table:table-row table:style-name="ro2">
          <table:table-cell office:value-type="string">
            <text:p>Allow extra word boundary characters. This feature overrides long dash (—) and short dash (–) to be word boundary characters for the purposes of counting words, and allows the user to specify additional word boundary characters (at Tools ‣ Options ‣ Writer ‣ General ‣ Word Count). (Caolán McNamara)</text:p>
          </table:table-cell>
        </table:table-row>
        <table:table-row table:style-name="ro2">
          <table:table-cell office:value-type="string">
            <text:p>Import ink annotations from DOCX and RTF documents (available when using Word on a Tablet PC). (Eilidh McAdam)</text:p>
          </table:table-cell>
        </table:table-row>
        <table:table-row table:style-name="ro2">
          <table:table-cell office:value-type="string">
            <text:p>Import / export support for native RTF math expressions (Miklós Vajna)</text:p>
          </table:table-cell>
        </table:table-row>
        <table:table-row table:style-name="ro2">
          <table:table-cell office:value-type="string">
            <text:p>Allow different header and footer on the first page without using a separate page style. For more details, see this blog entry. (Miklós Vajna)</text:p>
          </table:table-cell>
        </table:table-row>
        <table:table-row table:style-name="ro2">
          <table:table-cell office:value-type="string">
            <text:p>RTF filter now imports old Drawing Objects syntax (fdo#42407). See this blog entry for details and screenshots. (Miklós Vajna)</text:p>
          </table:table-cell>
        </table:table-row>
        <table:table-row table:style-name="ro2">
          <table:table-cell office:value-type="string">
            <text:p>Various DOCX improvements: import of floating tables, OLE objects inside rectangles, margins of inline images using the WordProcessing markup. See this blog entry for details and screenshots. (Miklós Vajna)</text:p>
          </table:table-cell>
        </table:table-row>
        <table:table-row table:style-name="ro2">
          <table:table-cell office:value-type="string">
            <text:p>Clicking fields selects them instead of placing the cursor before them. (Cédric Bosdonnat)</text:p>
          </table:table-cell>
        </table:table-row>
        <table:table-row table:style-name="ro2">
          <table:table-cell office:value-type="string">
            <text:p>"LibreLogo" vector graphics language: Logo toolbar and interpreter (László Németh, help in integration: András Tímár).</text:p>
          </table:table-cell>
        </table:table-row>
        <table:table-row table:style-name="ro2">
          <table:table-cell/>
        </table:table-row>
        <table:table-row table:style-name="ro2">
          <table:table-cell table:style-name="ce5" office:value-type="string">
            <text:p>Calc</text:p>
          </table:table-cell>
        </table:table-row>
        <table:table-row table:style-name="ro2">
          <table:table-cell office:value-type="string">
            <text:p>Improved performance of ODS document import. (Daniel Bankston)</text:p>
          </table:table-cell>
        </table:table-row>
        <table:table-row table:style-name="ro2">
          <table:table-cell office:value-type="string">
            <text:p>When opening ODS and XLSX files, the values of formula can be shown as they were saved in the files (cached), without recalculating the formula directly when opening the file (Daniel Bankston)</text:p>
          </table:table-cell>
        </table:table-row>
        <table:table-row table:style-name="ro2">
          <table:table-cell office:value-type="string">
            <text:p>Automatically rotate chart axis labels if they are overlapping. This fix also improves detection of overlap while rotating labels. (Muthu Subramanian)</text:p>
          </table:table-cell>
        </table:table-row>
        <table:table-row table:style-name="ro2">
          <table:table-cell office:value-type="string">
            <text:p>Automatically Rotate Chart Axis</text:p>
          </table:table-cell>
        </table:table-row>
        <table:table-row table:style-name="ro2">
          <table:table-cell office:value-type="string">
            <text:p>Save settings of Text Import Dialog for Text to Columns and Paste Unformatted Text from Clipboard (in addition to Text File Import). fdo#47674 (Laurent Balland-Poirier)</text:p>
          </table:table-cell>
        </table:table-row>
        <table:table-row table:style-name="ro2">
          <table:table-cell office:value-type="string">
            <text:p>Export color scales and data bars to XLSX (also supports Excel 2010+ extensions for databars). (Markus Mohrhard)</text:p>
          </table:table-cell>
        </table:table-row>
        <table:table-row table:style-name="ro2">
          <table:table-cell office:value-type="string">
            <text:p>Increased size limit on (uncompressed) ODF documents from 2Gb to 4Gb. (Michael Meeks)</text:p>
          </table:table-cell>
        </table:table-row>
        <table:table-row table:style-name="ro2">
          <table:table-cell office:value-type="string">
            <text:p>Support "type-ahead" search in the autofilter popup. It is now possible to search for specific entry via key input. (Kohei Yoshida)</text:p>
          </table:table-cell>
        </table:table-row>
        <table:table-row table:style-name="ro2">
          <table:table-cell office:value-type="string">
            <text:p>Enhanced chart visualisation - better quality rendering / print and PDF export of charts (Armin Le-Grand - Apache)</text:p>
          </table:table-cell>
        </table:table-row>
        <table:table-row table:style-name="ro2">
          <table:table-cell office:value-type="string">
            <text:p>New conditional formats: (Markus Mohrhard): Date formats, Top/Bottom rules, String rules</text:p>
          </table:table-cell>
        </table:table-row>
        <table:table-row table:style-name="ro2">
          <table:table-cell office:value-type="string">
            <text:p>Improved conditional format dialogs (Markus Mohrhard)</text:p>
          </table:table-cell>
        </table:table-row>
        <table:table-row table:style-name="ro2">
          <table:table-cell office:value-type="string">
            <text:p>Initial work on a gnumeric import filter based on orcus (orcus by Kohei Yoshida, gnumeric parts by Markus Mohrhard)</text:p>
          </table:table-cell>
        </table:table-row>
        <table:table-row table:style-name="ro2">
          <table:table-cell office:value-type="string">
            <text:p>Exporting of a single chart as image (PNG, JPG) fdo#30944</text:p>
          </table:table-cell>
        </table:table-row>
        <table:table-row table:style-name="ro2">
          <table:table-cell office:value-type="string">
            <text:p>XML Source dialog to quickly import arbitrary XML content. Refer to this page for more information on this feature. (Kohei Yoshida)</text:p>
          </table:table-cell>
        </table:table-row>
        <table:table-row table:style-name="ro2">
          <table:table-cell office:value-type="string">
            <text:p>Formula Engine: New configuration option to toggle handling of empty strings when used in arithmetic expression. fdo#44720 (Kohei Yoshida)</text:p>
          </table:table-cell>
        </table:table-row>
        <table:table-row table:style-name="ro2">
          <table:table-cell office:value-type="string">
            <text:p>New pricing Add-In containing spreadsheet functions for option pricing in particular barrier (OPT_BARRIER(...)) and touch (OPT_TOUCH(...)) options. Example :File:Calc-pricing-add-in.ods (Tino Kluge)</text:p>
          </table:table-cell>
        </table:table-row>
        <table:table-row table:style-name="ro2">
          <table:table-cell office:value-type="string">
            <text:p>New spreadsheet function XOR as defined in ODF OpenFormula. fdo#50882 (Winfried Donkers)</text:p>
          </table:table-cell>
        </table:table-row>
        <table:table-row table:style-name="ro2">
          <table:table-cell office:value-type="string">
            <text:p>Re-implemented RAND() function with better random number generation algorithm. fdo#33365 (Tino Kluge)</text:p>
          </table:table-cell>
        </table:table-row>
        <table:table-row table:style-name="ro2">
          <table:table-cell office:value-type="string">
            <text:p>New spreadsheet functions AVERAGEIF, SUMIFS, AVERAGEIFS and COUNTIFS as defined in ODF OpenFormula. fdo#41214 (Marina Plakalovic, Daniel Rentz, Eike Rathke)</text:p>
          </table:table-cell>
        </table:table-row>
        <table:table-row table:style-name="ro2">
          <table:table-cell office:value-type="string">
            <text:p>New spreadsheet functions IFERROR and IFNA as defined in ODF OpenFormula. fdo#56124 (Winfried Donkers, Eike Rathke)</text:p>
          </table:table-cell>
        </table:table-row>
        <table:table-row table:style-name="ro2">
          <table:table-cell office:value-type="string">
            <text:p>Pivot Table: Support multiple selections in page field of pivot table. (Kohei Yoshida)</text:p>
          </table:table-cell>
        </table:table-row>
        <table:table-row table:style-name="ro2">
          <table:table-cell/>
        </table:table-row>
        <table:table-row table:style-name="ro2">
          <table:table-cell table:style-name="ce5" office:value-type="string">
            <text:p>Impress</text:p>
          </table:table-cell>
        </table:table-row>
        <table:table-row table:style-name="ro2">
          <table:table-cell office:value-type="string">
            <text:p>There's now an Impress remote control for Linux for Android phones. Search in the Android App store for "LibreOffice impress remote" to download it. Read this HOWTO to set it up on your system (Andrzej Hunt)</text:p>
          </table:table-cell>
        </table:table-row>
        <table:table-row table:style-name="ro2">
          <table:table-cell office:value-type="string">
            <text:p>Much accelerated multimedia previews, and previews of embedded video on Linux. (Michael Meeks)</text:p>
          </table:table-cell>
        </table:table-row>
        <table:table-row table:style-name="ro2">
          <table:table-cell office:value-type="string">
            <text:p>Presenter Console RTL support. fdo#42070 (Issa Alkurtass, Abdulmajeed Ahmed, Faisal Al-Otaibi - KACST):</text:p>
          </table:table-cell>
        </table:table-row>
        <table:table-row table:style-name="ro2">
          <table:table-cell office:value-type="string">
            <text:p>The state of the sidebar pane in Impress is now remembered. (Rob Snelders)</text:p>
          </table:table-cell>
        </table:table-row>
        <table:table-row table:style-name="ro2">
          <table:table-cell/>
        </table:table-row>
        <table:table-row table:style-name="ro2">
          <table:table-cell table:style-name="ce5" office:value-type="string">
            <text:p>Draw</text:p>
          </table:table-cell>
        </table:table-row>
        <table:table-row table:style-name="ro2">
          <table:table-cell office:value-type="string">
            <text:p>Improve quality of page previews in Draw/Impress with supersampling. (Tomaž Vajngerl)</text:p>
          </table:table-cell>
        </table:table-row>
        <table:table-row table:style-name="ro2">
          <table:table-cell office:value-type="string">
            <text:p>Shear transforms for GraphicObjects, and shear + properties for OLE Objects (Armin Le-Grand - Apache)</text:p>
          </table:table-cell>
        </table:table-row>
        <table:table-row table:style-name="ro2">
          <table:table-cell office:value-type="string">
            <text:p>Multi-image support in ODF allowing a bitmap + SVG representation eg. (Armin Le-Grand - Apache)</text:p>
          </table:table-cell>
        </table:table-row>
        <table:table-row table:style-name="ro2">
          <table:table-cell office:value-type="string">
            <text:p>Circles and Ovals toolbar from Impress now also available in Draw (Rob Snelders)</text:p>
          </table:table-cell>
        </table:table-row>
        <table:table-row table:style-name="ro2">
          <table:table-cell office:value-type="string">
            <text:p>Linecap improvements - adding rounded caps (ends) to lines, see right-click Line ‣ Corner and Cap Styles (Regina Henschel, Armin Le-Grand - Apache)</text:p>
          </table:table-cell>
        </table:table-row>
        <table:table-row table:style-name="ro2">
          <table:table-cell/>
        </table:table-row>
        <table:table-row table:style-name="ro2">
          <table:table-cell table:style-name="ce5" office:value-type="string">
            <text:p>Base</text:p>
          </table:table-cell>
        </table:table-row>
        <table:table-row table:style-name="ro2">
          <table:table-cell office:value-type="string">
            <text:p>On all non-Windows platforms a new mork driver implementation is used to access Thunderbird address book.</text:p>
          </table:table-cell>
        </table:table-row>
        <table:table-row table:style-name="ro2">
          <table:table-cell office:value-type="string">
            <text:p>In Forms, AutoFilter does not anymore treat values as patterns. As a consequence, an AutoFilter on "A*" will not anymore match any value starting with an A, but only the exact value "A*". fdo#48807 (Lionel Elie Mamane)</text:p>
          </table:table-cell>
        </table:table-row>
        <table:table-row table:style-name="ro2">
          <table:table-cell/>
        </table:table-row>
        <table:table-row table:style-name="ro2">
          <table:table-cell table:style-name="ce5" office:value-type="string">
            <text:p>Core Changes</text:p>
          </table:table-cell>
        </table:table-row>
        <table:table-row table:style-name="ro2">
          <table:table-cell office:value-type="string">
            <text:p>Integration of session installer to add missing parts of LibreOffice on the fly (Björn Michaelsen)</text:p>
          </table:table-cell>
        </table:table-row>
        <table:table-row table:style-name="ro2">
          <table:table-cell office:value-type="string">
            <text:p>LibreOffice 4.0 ships four new open-source font families: Open Sans (Ascender), PT Serif (ParaType), Source Code Pro and Source Sans Pro (Adobe).</text:p>
          </table:table-cell>
        </table:table-row>
        <table:table-row table:style-name="ro2">
          <table:table-cell office:value-type="string">
            <text:p>CMIS protocol support for easy access to document stored on Document Management Systems like Alfresco, Nuxeo, SharePoint... (Cédric Bosdonnat). See an English language version of a demonstration of CMIS integration of LibreOffice 4.0 with Nuxeo on Youtube.</text:p>
          </table:table-cell>
        </table:table-row>
        <table:table-row table:style-name="ro2">
          <table:table-cell office:value-type="string">
            <text:p>Reduce Java code: Port Fax and Letter Wizard to Python (Xisco Faulí)</text:p>
          </table:table-cell>
        </table:table-row>
        <table:table-row table:style-name="ro2">
          <table:table-cell/>
        </table:table-row>
        <table:table-row table:style-name="ro2">
          <table:table-cell table:style-name="ce5" office:value-type="string">
            <text:p>Options / General</text:p>
          </table:table-cell>
        </table:table-row>
        <table:table-row table:style-name="ro2">
          <table:table-cell office:value-type="string">
            <text:p>New Regular Expression Engine (Herbert Duerr – Apache) We now use the ICU regular expression engine instead of a custom version.</text:p>
          </table:table-cell>
        </table:table-row>
        <table:table-row table:style-name="ro2">
          <table:table-cell office:value-type="string">
            <text:p>Java and advanced options now combined in Tools ‣ Options ‣ LibreOffice ‣ Advanced. For choosing experimental features and enabling macro-recording. (Joel Madero)</text:p>
          </table:table-cell>
        </table:table-row>
        <table:table-row table:style-name="ro2">
          <table:table-cell/>
        </table:table-row>
        <table:table-row table:style-name="ro2">
          <table:table-cell table:style-name="ce5" office:value-type="string">
            <text:p>Filters </text:p>
          </table:table-cell>
        </table:table-row>
        <table:table-row table:style-name="ro2">
          <table:table-cell office:value-type="string">
            <text:p>Import filter for Microsoft Publisher publications. More details in this blog.</text:p>
          </table:table-cell>
        </table:table-row>
        <table:table-row table:style-name="ro2">
          <table:table-cell office:value-type="string">
            <text:p>Extended coverage of Visio file-format. LibreOffice 4.0.0 supports all existing Visio file formats from Visio 1.0 released in 1992 to Microsoft Visio 2013 released in 2012. More details in this blog.</text:p>
          </table:table-cell>
        </table:table-row>
        <table:table-row table:style-name="ro2">
          <table:table-cell office:value-type="string">
            <text:p>Improved ODF compatibility in various points. (Michael Stahl)</text:p>
          </table:table-cell>
        </table:table-row>
        <table:table-row table:style-name="ro2">
          <table:table-cell/>
        </table:table-row>
        <table:table-row table:style-name="ro2">
          <table:table-cell table:style-name="ce5" office:value-type="string">
            <text:p>GUI</text:p>
          </table:table-cell>
        </table:table-row>
        <table:table-row table:style-name="ro2">
          <table:table-cell office:value-type="string">
            <text:p>Possibility to select the interpolation (resampling) algorithm.</text:p>
          </table:table-cell>
        </table:table-row>
        <table:table-row table:style-name="ro2">
          <table:table-cell office:value-type="string">
            <text:p>Improve quality of displaying images in documents. (Tomaž Vajngerl)</text:p>
          </table:table-cell>
        </table:table-row>
        <table:table-row table:style-name="ro2">
          <table:table-cell office:value-type="string">
            <text:p>It is possible now to select and copy text from message boxes. fdo#46193 (Tamas Zolnai)</text:p>
          </table:table-cell>
        </table:table-row>
        <table:table-row table:style-name="ro2">
          <table:table-cell office:value-type="string">
            <text:p>The "Apply Style" combo box in the toolbar now features previews of the styles to choose. (Jan Holesovsky)</text:p>
          </table:table-cell>
        </table:table-row>
        <table:table-row table:style-name="ro2">
          <table:table-cell office:value-type="string">
            <text:p>Unity integration [available only in Linux Distribution builds] (Antonio Fernandez, Björn Michaelsen, Alberto Ruiz, Ryan Lortie, Ted Gould)</text:p>
          </table:table-cell>
        </table:table-row>
        <table:table-row table:style-name="ro2">
          <table:table-cell office:value-type="string">
            <text:p>Hide / Show styles in the “Styles &amp; Formatting” dialog (Cédric Bosdonnat)</text:p>
          </table:table-cell>
        </table:table-row>
        <table:table-row table:style-name="ro2">
          <table:table-cell office:value-type="string">
            <text:p>Support Firefox Personas in LibreOffice. With LibreOffice 4.0, you can choose Tools ‣ Options… ‣ Personalization ‣ Select Persona, choose a persona you like in your browser, paste its address to the dialog, confirm, and LibreOffice will use that. (Jan Holesovsky)</text:p>
          </table:table-cell>
        </table:table-row>
        <table:table-row table:style-name="ro2">
          <table:table-cell office:value-type="string">
            <text:p>Template-manager.png</text:p>
          </table:table-cell>
        </table:table-row>
        <table:table-row table:style-name="ro2">
          <table:table-cell office:value-type="string">
            <text:p>New templates manager to bring the templates to the user (Rafael Dominguez and Cédric Bosdonnat)</text:p>
          </table:table-cell>
        </table:table-row>
        <table:table-row table:style-name="ro2">
          <table:table-cell office:value-type="string">
            <text:p>New Widget layout technique for dialog windows introduced, and converted various dialogs; see WidgetLayout. (Caolán McNamara, Jack Leigh, Gokul)</text:p>
          </table:table-cell>
        </table:table-row>
        <table:table-row table:style-name="ro2">
          <table:table-cell office:value-type="string">
            <text:p>Added dialog for Smooth image filter, where it is possible to select the radius (strength) of smoothing/blurring. (Tomaž Vajngerl)</text:p>
          </table:table-cell>
        </table:table-row>
        <table:table-row table:style-name="ro2">
          <table:table-cell office:value-type="string">
            <text:p>Graphics can be resized and recompressed with the new Compress Graphics.. popup menu function. (Tomaž Vajngerl) Menu function is available in Draw, Impress and Calc but not (yet) Writer.</text:p>
          </table:table-cell>
        </table:table-row>
        <table:table-row table:style-name="ro2">
          <table:table-cell office:value-type="string">
            <text:p>Added Edit with External Tool to Calc, Impress and Draw. (Tomaž Vajngerl)</text:p>
          </table:table-cell>
        </table:table-row>
        <table:table-row table:style-name="ro2">
          <table:table-cell office:value-type="string">
            <text:p>Unify Popup menu option Save Graphic… from Writer and Save as Picture… from Draw and Impress to Save Graphic…. (Tomaž Vajngerl)</text:p>
          </table:table-cell>
        </table:table-row>
        <table:table-row table:style-name="ro2">
          <table:table-cell office:value-type="string">
            <text:p>The templates management interfaces now allows to have non-native template files: templates from other office suites are now handled like the ODF ones. (Cédric Bosdonnat)</text:p>
          </table:table-cell>
        </table:table-row>
        <table:table-row table:style-name="ro2">
          <table:table-cell/>
        </table:table-row>
        <table:table-row table:style-name="ro2">
          <table:table-cell table:style-name="ce5" office:value-type="string">
            <text:p>Localization</text:p>
          </table:table-cell>
        </table:table-row>
        <table:table-row table:style-name="ro2">
          <table:table-cell office:value-type="string">
            <text:p>Idxexample.odt localizable via PO files (Insert ‣ Indexes and Tables ‣ Indexes and Tables…). (Istvan Turi)</text:p>
          </table:table-cell>
        </table:table-row>
        <table:table-row table:style-name="ro2">
          <table:table-cell office:value-type="string">
            <text:p>agenda/fax/letter/report templates localizable via PO files (File ‣ Wizards). (Istvan Turi)</text:p>
          </table:table-cell>
        </table:table-row>
        <table:table-row table:style-name="ro2">
          <table:table-cell office:value-type="string">
            <text:p>Added locale data files for axk_CG beq_CG bkw_CG bvx_CG dde_CG ebo_CG iyx_CG kkw_CG kng_CG ldi_CG mdw_CG mkw_CG ngz_CG njx_CG njy_CG puu_CG sdj_CG tek_CG tsa_CG tyx_CG vif_CG xku_CG yom_CG. (Jeremy Brown)</text:p>
          </table:table-cell>
        </table:table-row>
        <table:table-row table:style-name="ro2">
          <table:table-cell office:value-type="string">
            <text:p>The LightProof grammar checker for Brazilian Portuguese is now available. Improvements in pt-BR spell checking (Raimundo Moura, João Mac-Cormick, Olivier Hallot, László Németh).</text:p>
          </table:table-cell>
        </table:table-row>
        <table:table-row table:style-name="ro2">
          <table:table-cell office:value-type="string">
            <text:p>Autocorrection improvements for pt-BR. (Raimundo Moura, Olivier Hallot)</text:p>
          </table:table-cell>
        </table:table-row>
        <table:table-row table:style-name="ro2">
          <table:table-cell office:value-type="string">
            <text:p>Translated key names on Windows for Asturian (Xuacu Saturio), Catalan (Jesús Corrius), Estonian (Mihkel Tõnnov), Slovenian (Martin Srebotnjak) and Spanish (Adolfo Jayme Barrientos). Translated key names on Linux for Slovenian (Martin Srebotnjak).</text:p>
          </table:table-cell>
        </table:table-row>
        <table:table-row table:style-name="ro2">
          <table:table-cell office:value-type="string">
            <text:p><text:s/>Updated Slovenian thesaurus (Martin Srebotnjak/tezaver.si).</text:p>
          </table:table-cell>
        </table:table-row>
        <table:table-row table:style-name="ro2">
          <table:table-cell/>
        </table:table-row>
        <table:table-row table:style-name="ro2">
          <table:table-cell table:style-name="ce5" office:value-type="string">
            <text:p>Performance</text:p>
          </table:table-cell>
        </table:table-row>
        <table:table-row table:style-name="ro2">
          <table:table-cell office:value-type="string">
            <text:p>Improved ODS load times (see this blog entry for details). (Daniel Bankston)</text:p>
          </table:table-cell>
        </table:table-row>
        <table:table-row table:style-name="ro2">
          <table:table-cell office:value-type="string">
            <text:p>Improved XLSX load time (see this blog entry for details). (Daniel Bankston)</text:p>
          </table:table-cell>
        </table:table-row>
        <table:table-row table:style-name="ro2">
          <table:table-cell office:value-type="string">
            <text:p>Significantly improved the performance of saving a new entry to a large autocorrect replacement table (fdo#49350). (Tomaž Vajngerl)</text:p>
          </table:table-cell>
        </table:table-row>
        <table:table-row table:style-name="ro2">
          <table:table-cell office:value-type="string">
            <text:p>Significant load and save time improvements for slides / drawings with large numbers of shapes (Michael Meeks)</text:p>
          </table:table-cell>
        </table:table-row>
        <table:table-row table:style-name="ro2">
          <table:table-cell office:value-type="string">
            <text:p>Significantly improved RTF file load times (fdo#44736). (Miklós Vajna, Michael Meeks)</text:p>
          </table:table-cell>
        </table:table-row>
        <table:table-row table:style-name="ro2">
          <table:table-cell/>
        </table:table-row>
        <table:table-row table:style-name="ro2">
          <table:table-cell table:style-name="ce5" office:value-type="string">
            <text:p>Infrastructure</text:p>
          </table:table-cell>
        </table:table-row>
        <table:table-row table:style-name="ro2">
          <table:table-cell office:value-type="string">
            <text:p>https://gerrit.libreoffice.org/ used for code review and easy patch submission -- <text:s/>close to 1500 patches reviewed and merged with it already (David Ostrovsky, Norbert Thiebaud, Robert Einsle, Björn Michaelsen and many more)</text:p>
          </table:table-cell>
        </table:table-row>
        <table:table-row table:style-name="ro2">
          <table:table-cell office:value-type="string">
            <text:p>Many modules ported to gbuild. (Peter Foley, Matúš Kukan, Caolán McNamara, David Ostrovsky, David Tardon, Norbert Thiebaud and others)</text:p>
          </table:table-cell>
        </table:table-row>
        <table:table-row table:style-name="ro2">
          <table:table-cell office:value-type="string">
            <text:p>All legacy container classes (Sv*Array*, Table, Container, List etc.) replaced with STL containers (Noel Grandin, Michael Stahl, etc.)</text:p>
          </table:table-cell>
        </table:table-row>
        <table:table-row table:style-name="ro2">
          <table:table-cell office:value-type="string">
            <text:p>Translations module became a source-only module, l10n tools read translations directly from .po files. (Tamas Zolnai)</text:p>
          </table:table-cell>
        </table:table-row>
        <table:table-row table:style-name="ro2">
          <table:table-cell office:value-type="string">
            <text:p>Tinderbox building bibisect repo</text:p>
          </table:table-cell>
        </table:table-row>
        <table:table-row table:style-name="ro2">
          <table:table-cell office:value-type="string">
            <text:p>Tinderbox integration (Norbert Thiebaud)</text:p>
          </table:table-cell>
        </table:table-row>
        <table:table-row table:style-name="ro2">
          <table:table-cell office:value-type="string">
            <text:p>Initial bibisect proof-of-concept (Björn Michaelsen)</text:p>
          </table:table-cell>
        </table:table-row>
        <table:table-row table:style-name="ro2">
          <table:table-cell/>
        </table:table-row>
        <table:table-row table:style-name="ro2">
          <table:table-cell table:style-name="ce5" office:value-type="string">
            <text:p>Linux</text:p>
          </table:table-cell>
        </table:table-row>
        <table:table-row table:style-name="ro2">
          <table:table-cell office:value-type="string">
            <text:p>Add GStreamer 1.0 support, and refactor existing gstreamer code. (Tim-Philipp Müller, Michael Meeks)</text:p>
          </table:table-cell>
        </table:table-row>
        <table:table-row table:style-name="ro2">
          <table:table-cell/>
        </table:table-row>
        <table:table-row table:style-name="ro2">
          <table:table-cell table:style-name="ce5" office:value-type="string">
            <text:p>Extensions</text:p>
          </table:table-cell>
        </table:table-row>
        <table:table-row table:style-name="ro2">
          <table:table-cell office:value-type="string">
            <text:p>PDF Import, the Presenter Console, and the Python Scripting Provider are no longer bundled extensions but core features. (Stephan Bergmann)</text:p>
          </table:table-cell>
        </table:table-row>
        <table:table-row table:style-name="ro2">
          <table:table-cell/>
        </table:table-row>
        <table:table-row table:style-name="ro2">
          <table:table-cell table:style-name="ce5" office:value-type="string">
            <text:p>Feature Removal / Deprecation</text:p>
          </table:table-cell>
        </table:table-row>
        <table:table-row table:style-name="ro2">
          <table:table-cell office:value-type="string">
            <text:p>Dropped support for legacy binary StarOffice (version 1.x → 5.x) files. <text:s/>(Note: the old OpenOffice.org XML file format (.sxw, .sxi etc.) which was used as the default format by StarOffice versions 6 and 7 is still supported.)</text:p>
          </table:table-cell>
        </table:table-row>
        <table:table-row table:style-name="ro2">
          <table:table-cell office:value-type="string">
            <text:p>Dropped support for export to legacy Word and Excel (version 6.0/95) files. These files can still be opened, but they will save in your default format (usually .odt/.ods). We continue to export to the Office 97 and later binary file formats of course..</text:p>
          </table:table-cell>
        </table:table-row>
        <table:table-row table:style-name="ro2">
          <table:table-cell office:value-type="string">
            <text:p>Dropped support for ODMA document management integration, this windows-specific integration point is deep legacy, and yields some horrible user interactions.</text:p>
          </table:table-cell>
        </table:table-row>
        <table:table-row table:style-name="ro2">
          <table:table-cell office:value-type="string">
            <text:p>Dropped legacy STLport library for compatibility with old extensions that linked against it (was only included for 32-bit Linux and Windows).</text:p>
          </table:table-cell>
        </table:table-row>
        <table:table-row table:style-name="ro2">
          <table:table-cell office:value-type="string">
            <text:p>Deprecated Mac / PPC as a platform, raising our base-line to 10.6.</text:p>
          </table:table-cell>
        </table:table-row>
        <table:table-row table:style-name="ro2">
          <table:table-cell office:value-type="string">
            <text:p>Dropped support of Windows 2000.</text:p>
          </table:table-cell>
        </table:table-row>
        <table:table-row table:style-name="ro2">
          <table:table-cell/>
        </table:table-row>
        <table:table-row table:style-name="ro2">
          <table:table-cell table:style-name="ce5" office:value-type="string">
            <text:p>API Changes</text:p>
          </table:table-cell>
        </table:table-row>
        <table:table-row table:style-name="ro2">
          <table:table-cell office:value-type="string">
            <text:p>C++ UNO Language Binding and URE Libraries</text:p>
          </table:table-cell>
        </table:table-row>
        <table:table-row table:style-name="ro2" table:number-rows-repeated="1048448">
          <table:table-cell/>
        </table:table-row>
        <table:table-row table:style-name="ro2">
          <table:table-cell/>
        </table:table-row>
      </table:table>
      <table:table table:name="sources" table:style-name="ta1">
        <table:table-column table:style-name="co2" table:number-columns-repeated="8" table:default-cell-style-name="Default"/>
        <table:table-row table:style-name="ro2">
          <table:table-cell table:number-columns-repeated="7"/>
          <table:table-cell office:value-type="string">
            <text:p>http://www.libreoffice.org/download/3-3-new-features-and-fixes/</text:p>
          </table:table-cell>
        </table:table-row>
        <table:table-row table:style-name="ro2">
          <table:table-cell table:number-columns-repeated="7"/>
          <table:table-cell office:value-type="string">
            <text:p>http://www.libreoffice.org/download/3-4-new-features-and-fixes/</text:p>
          </table:table-cell>
        </table:table-row>
        <table:table-row table:style-name="ro2">
          <table:table-cell office:value-type="string">
            <text:p>http://nl.libreoffice.org/download/3-4-nieuwe-functies-en-verbeteringen/</text:p>
          </table:table-cell>
          <table:table-cell table:number-columns-repeated="6"/>
          <table:table-cell office:value-type="string">
            <text:p>http://www.libreoffice.org/download/3-5-new-features-and-fixes/</text:p>
          </table:table-cell>
        </table:table-row>
        <table:table-row table:style-name="ro2">
          <table:table-cell office:value-type="string">
            <text:p>http://nl.libreoffice.org/download/3-5-nieuwe-functies-en-verbeteringen/</text:p>
          </table:table-cell>
          <table:table-cell table:number-columns-repeated="6"/>
          <table:table-cell office:value-type="string">
            <text:p>http://www.libreoffice.org/download/3-6-new-features-and-fixes/</text:p>
          </table:table-cell>
        </table:table-row>
        <table:table-row table:style-name="ro2">
          <table:table-cell office:value-type="string">
            <text:p>http://nl.libreoffice.org/download/3-6-nieuwe-functies-en-verbeteringen/</text:p>
          </table:table-cell>
          <table:table-cell table:number-columns-repeated="6"/>
          <table:table-cell office:value-type="string">
            <text:p>http://www.libreoffice.org/download/4-0-new-features-and-fixes/</text:p>
          </table:table-cell>
        </table:table-row>
        <table:table-row table:style-name="ro2" table:number-rows-repeated="97">
          <table:table-cell table:number-columns-repeated="8"/>
        </table:table-row>
        <table:table-row table:style-name="ro2">
          <table:table-cell table:number-columns-repeated="8"/>
        </table:table-row>
      </table:table>
      <table:named-expressions/>
      <table:database-ranges>
        <table:database-range table:name="__Anonymous_Sheet_DB__5" table:target-range-address="sources.A1:sources.A1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table-cell">
      <style:paragraph-properties style:tab-stop-distance="1.25cm"/>
      <style:text-properties style:font-name="Arial"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4">00-00-0000</text:date>, <text:time style:data-style-name="N2" text:time-value="0000-00-00T00:00:01.53599725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 Nouws</meta:initial-creator>
    <meta:creation-date>2013-06-10T21:03:38.321308265</meta:creation-date>
    <dc:date>2013-06-24T12:24:28.083834379</dc:date>
    <dc:creator>Cor Nouws</dc:creator>
    <meta:editing-duration>PT4H29M9S</meta:editing-duration>
    <meta:editing-cycles>13</meta:editing-cycles>
    <meta:generator>LibreOffice_410rc1/4.1.0.1$Linux_x86 LibreOffice_project/1b3956717a60d6ac35b133d7b0a0f5eb55e9155</meta:generator>
    <meta:document-statistic meta:table-count="6" meta:cell-count="685" meta:object-count="0"/>
  </office:meta>
</office:document-meta>
</file>